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E090B3216F06D3F41E.png" manifest:media-type="image/png"/>
  <manifest:file-entry manifest:full-path="Pictures/10000000000001E0000001E0FA1BC1DA4947521F.png" manifest:media-type="image/png"/>
  <manifest:file-entry manifest:full-path="Pictures/10000000000001E0000001E0A3CA8A9D6880F74C.png" manifest:media-type="image/png"/>
  <manifest:file-entry manifest:full-path="Pictures/10000000000001E0000001E095FC1264521F86FE.png" manifest:media-type="image/png"/>
  <manifest:file-entry manifest:full-path="Pictures/10000000000001E0000001E098D90A1FB19A8B2E.png" manifest:media-type="image/png"/>
  <manifest:file-entry manifest:full-path="Pictures/100000000000019A0000011824B15549EF317FBA.png" manifest:media-type="image/png"/>
  <manifest:file-entry manifest:full-path="Pictures/100000000000019A00000118132B1CC8D1124564.png" manifest:media-type="image/png"/>
  <manifest:file-entry manifest:full-path="Pictures/100000000000020E000001FA64F9A2925A187EFB.png" manifest:media-type="image/png"/>
  <manifest:file-entry manifest:full-path="Pictures/10000000000001E0000001E01D7CECE9F2A1CAF9.png" manifest:media-type="image/png"/>
  <manifest:file-entry manifest:full-path="Pictures/100000000000019A0000011898E1DDEA43208D56.png" manifest:media-type="image/png"/>
  <manifest:file-entry manifest:full-path="Pictures/10000000000001E0000001E0EE53CFA4698A6290.png" manifest:media-type="image/png"/>
  <manifest:file-entry manifest:full-path="Pictures/100000000000019A0000011811DECD918D34F822.png" manifest:media-type="image/png"/>
  <manifest:file-entry manifest:full-path="Pictures/10000000000001E0000001E0071C25AFF6EFCE72.png" manifest:media-type="image/png"/>
  <manifest:file-entry manifest:full-path="Pictures/100000000000019A00000023381C3DBE7297672E.png" manifest:media-type="image/png"/>
  <manifest:file-entry manifest:full-path="Pictures/100000000000019A00000023EF02FB25BA9E9D14.png" manifest:media-type="image/png"/>
  <manifest:file-entry manifest:full-path="Pictures/100000000000018600000168B4A3E197E01AB690.png" manifest:media-type="image/png"/>
  <manifest:file-entry manifest:full-path="Pictures/100000000000019A00000023A718BD6EE5094F5F.png" manifest:media-type="image/png"/>
  <manifest:file-entry manifest:full-path="Pictures/100000000000019A0000011824A9F9CF04D7FBFC.png" manifest:media-type="image/png"/>
  <manifest:file-entry manifest:full-path="Pictures/100000000000019A000001183CE55827AD0CCB56.png" manifest:media-type="image/png"/>
  <manifest:file-entry manifest:full-path="Pictures/100000000000019A0000011849269BA1795567B4.png" manifest:media-type="image/png"/>
  <manifest:file-entry manifest:full-path="Pictures/10000000000001E0000001E0A14A010C01CDD319.png" manifest:media-type="image/png"/>
  <manifest:file-entry manifest:full-path="Pictures/100000000000019A000001182EA2C0BD93DA8A1B.png" manifest:media-type="image/png"/>
  <manifest:file-entry manifest:full-path="Pictures/100000000000019A00000118A71C0B7C2BAB2C4E.png" manifest:media-type="image/png"/>
  <manifest:file-entry manifest:full-path="Pictures/100000000000019A000001181C926A3B80A561D7.png" manifest:media-type="image/png"/>
  <manifest:file-entry manifest:full-path="Pictures/10000000000001E0000001E0F85ACEC006AE4E8C.png" manifest:media-type="image/png"/>
  <manifest:file-entry manifest:full-path="Pictures/10000000000001860000016825E6D5E50D2E2074.png" manifest:media-type="image/png"/>
  <manifest:file-entry manifest:full-path="Pictures/10000000000001E0000001E069372F0BAD46A580.png" manifest:media-type="image/png"/>
  <manifest:file-entry manifest:full-path="Pictures/10000000000001E0000001E04D08CA4F7EEF6F23.png" manifest:media-type="image/png"/>
  <manifest:file-entry manifest:full-path="Pictures/1000000000000186000001687424F1940DCB12FE.png" manifest:media-type="image/png"/>
  <manifest:file-entry manifest:full-path="Pictures/100000000000019A00000023E5D21542662BAF11.png" manifest:media-type="image/png"/>
  <manifest:file-entry manifest:full-path="Pictures/100000000000019A0000011858F05CDF9A817C79.png" manifest:media-type="image/png"/>
  <manifest:file-entry manifest:full-path="Pictures/10000000000001E0000001E03289962F7CB11E23.png" manifest:media-type="image/png"/>
  <manifest:file-entry manifest:full-path="Pictures/10000000000001860000016875CF929EF02E4656.png" manifest:media-type="image/png"/>
  <manifest:file-entry manifest:full-path="Pictures/10000000000001E0000001E0F4EB01176179EA66.png" manifest:media-type="image/png"/>
  <manifest:file-entry manifest:full-path="Pictures/10000000000001E0000001E054A860AE32A9F8C3.png" manifest:media-type="image/png"/>
  <manifest:file-entry manifest:full-path="Pictures/100000000000019A00000118A5A5477A7A602AAC.png" manifest:media-type="image/png"/>
  <manifest:file-entry manifest:full-path="Pictures/10000000000001E0000001E016FDE440628340F2.png" manifest:media-type="image/png"/>
  <manifest:file-entry manifest:full-path="Pictures/100000000000018600000168AAA08FCDCA3DE6FE.png" manifest:media-type="image/png"/>
  <manifest:file-entry manifest:full-path="Pictures/100000000000019A000001181E8C0E6C6DE8E8CF.png" manifest:media-type="image/png"/>
  <manifest:file-entry manifest:full-path="Pictures/100000000000019A0000011869F85C34756835B8.png" manifest:media-type="image/png"/>
  <manifest:file-entry manifest:full-path="Pictures/100000000000018600000168CFE3652591CA02F8.png" manifest:media-type="image/png"/>
  <manifest:file-entry manifest:full-path="Pictures/100000000000019A000000236B77365FFBC2F382.png" manifest:media-type="image/png"/>
  <manifest:file-entry manifest:full-path="Pictures/10000000000001E0000001E08B3B28B92D2FA38B.png" manifest:media-type="image/png"/>
  <manifest:file-entry manifest:full-path="Pictures/1000000000000186000001686EBE1277CABAC785.png" manifest:media-type="image/png"/>
  <manifest:file-entry manifest:full-path="Pictures/10000000000001E0000001E03A8520D24F026FB8.png" manifest:media-type="image/png"/>
  <manifest:file-entry manifest:full-path="Pictures/100000000000018600000168027099CDD79F9CEB.png" manifest:media-type="image/png"/>
  <manifest:file-entry manifest:full-path="Pictures/10000000000001E0000001E04AEE4676AB37C690.png" manifest:media-type="image/png"/>
  <manifest:file-entry manifest:full-path="Pictures/100000000000019A000001185F74D4E1C59B2F22.png" manifest:media-type="image/png"/>
  <manifest:file-entry manifest:full-path="Pictures/100000000000019A00000118D795D37ADA5C69FB.png" manifest:media-type="image/png"/>
  <manifest:file-entry manifest:full-path="Pictures/100000000000014A0000018BBDBA64845CDB1F61.png" manifest:media-type="image/png"/>
  <manifest:file-entry manifest:full-path="Pictures/100000000000019A00000118FCD67ADA9F6E2A5A.png" manifest:media-type="image/png"/>
  <manifest:file-entry manifest:full-path="Pictures/100000000000019A00000023E35012967890766D.png" manifest:media-type="image/png"/>
  <manifest:file-entry manifest:full-path="Pictures/100000000000019A0000002396B10EE6C58C168F.png" manifest:media-type="image/png"/>
  <manifest:file-entry manifest:full-path="Pictures/100000000000019A00000118DD38EA891A2A9BD1.png" manifest:media-type="image/png"/>
  <manifest:file-entry manifest:full-path="Pictures/10000000000001E0000001E0CEA7A87FEE162419.png" manifest:media-type="image/png"/>
  <manifest:file-entry manifest:full-path="Pictures/100000000000019A0000002361B13DFC1EB5023B.png" manifest:media-type="image/png"/>
  <manifest:file-entry manifest:full-path="Pictures/10000000000001E0000001E09A34980D93AD43A1.png" manifest:media-type="image/png"/>
  <manifest:file-entry manifest:full-path="Pictures/100000000000019A00000023280C9AC6E2AB5DEA.png" manifest:media-type="image/png"/>
  <manifest:file-entry manifest:full-path="Pictures/100000000000019A00000023F272A3F5AD51B762.png" manifest:media-type="image/png"/>
  <manifest:file-entry manifest:full-path="Pictures/100000000000019A00000023BF9A34E8E7C982BB.png" manifest:media-type="image/png"/>
  <manifest:file-entry manifest:full-path="Pictures/1000000000000186000001687E3C6DE6533F55B1.png" manifest:media-type="image/png"/>
  <manifest:file-entry manifest:full-path="Pictures/100000000000019A000000233120861DDA7DEAF6.png" manifest:media-type="image/png"/>
  <manifest:file-entry manifest:full-path="Pictures/10000000000001E0000001E0A18E22C773190553.png" manifest:media-type="image/png"/>
  <manifest:file-entry manifest:full-path="Pictures/10000000000001E0000001E0F2C2511F3D1CB6AA.png" manifest:media-type="image/png"/>
  <manifest:file-entry manifest:full-path="Pictures/10000000000001E0000001E06A4E479704C32BAA.png" manifest:media-type="image/png"/>
  <manifest:file-entry manifest:full-path="Pictures/100000000000018600000168229ABAD2BBCE86CE.png" manifest:media-type="image/png"/>
  <manifest:file-entry manifest:full-path="Pictures/10000000000001E0000001E030A839F8D606927D.png" manifest:media-type="image/png"/>
  <manifest:file-entry manifest:full-path="Pictures/100000000000018600000168984278737ECDA992.png" manifest:media-type="image/png"/>
  <manifest:file-entry manifest:full-path="Pictures/10000000000001E0000001E03DB19F0B6A7E444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tkal" svg:font-family="utkal" style:font-pitch="variable"/>
    <style:font-face style:name="utkal1" svg:font-family="utk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 loext:decorative="fals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 loext:decorative="fals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 loext:decorative="fals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 loext:decorative="fals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 loext:decorative="fals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 loext:decorative="fals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 loext:decorative="fals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 loext:decorative="fals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 loext:decorative="fals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 loext:decorative="fals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 loext:decorative="fals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 loext:decorative="fals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 loext:decorative="fals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 loext:decorative="fals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 loext:decorative="fals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 loext:decorative="fals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 loext:decorative="fals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 loext:decorative="fals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 loext:decorative="fals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 loext:decorative="fals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 loext:decorative="false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 loext:decorative="fals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 loext:decorative="fals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 loext:decorative="fals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 loext:decorative="fals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 loext:decorative="fals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 loext:decorative="fals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 loext:decorative="fals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 loext:decorative="false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 loext:decorative="fals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 loext:decorative="fals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 loext:decorative="fals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 loext:decorative="false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 loext:decorative="false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 loext:decorative="fals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 loext:decorative="fals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 loext:decorative="fals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 loext:decorative="fals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 loext:decorative="fals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 loext:decorative="fals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 loext:decorative="fals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 loext:decorative="fals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 loext:decorative="fals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 loext:decorative="fals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 loext:decorative="fals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 loext:decorative="fals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 loext:decorative="fals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 loext:decorative="false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 loext:decorative="fals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 loext:decorative="fals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 loext:decorative="fals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 loext:decorative="false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 loext:decorative="fals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 loext:decorative="false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 loext:decorative="fals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 loext:decorative="fals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 loext:decorative="fals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 loext:decorative="false"/>
    </style:style>
    <style:style style:name="gr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 loext:decorative="false"/>
    </style:style>
    <style:style style:name="gr1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 loext:decorative="false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 loext:decorative="fals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 loext:decorative="false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 loext:decorative="false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 loext:decorative="fals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 loext:decorative="false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12cm" fo:min-width="6.002cm" style:writing-mode="lr-tb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 loext:decorative="false"/>
      <style:paragraph-properties style:writing-mode="lr-tb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 loext:decorative="false"/>
    </style:style>
    <style:style style:name="gr10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 loext:decorative="false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 loext:decorative="false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 loext:decorative="fals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 loext:decorative="false"/>
      <style:paragraph-properties style:writing-mode="lr-tb"/>
    </style:style>
    <style:style style:name="gr115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8cm" fo:min-width="5.05cm" loext:decorative="false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 loext:decorative="false"/>
    </style:style>
    <style:style style:name="gr117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 loext:decorative="false"/>
    </style:style>
    <style:style style:name="gr118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 loext:decorative="false"/>
      <style:paragraph-properties style:writing-mode="lr-tb"/>
    </style:style>
    <style:style style:name="gr121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 loext:decorative="false"/>
    </style:style>
    <style:style style:name="gr122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 loext:decorative="false"/>
    </style:style>
    <style:style style:name="gr12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.121cm, 3.052cm, 2.161cm)" draw:image-opacity="100%" style:mirror="none" loext:decorative="false"/>
    </style:style>
    <style:style style:name="gr12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697cm, 1.121cm, 2.041cm, 1.867cm)" draw:image-opacity="100%" style:mirror="none" loext:decorative="false"/>
    </style:style>
    <style:style style:name="gr12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63cm, 1.269cm, 1.909cm, 2.032cm)" draw:image-opacity="100%" style:mirror="none" loext:decorative="false"/>
    </style:style>
    <style:style style:name="gr1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.524cm, 1.268cm, 2.285cm)" draw:image-opacity="100%" style:mirror="none" loext:decorative="false"/>
    </style:style>
    <style:style style:name="gr1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16cm, 1.433cm, 2.123cm, 2.122cm)" draw:image-opacity="100%" style:mirror="none" loext:decorative="false"/>
    </style:style>
    <style:style style:name="gr12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16cm, 1.432cm, 9.811cm, 2.123cm)" draw:image-opacity="100%" style:mirror="none" loext:decorative="false"/>
    </style:style>
    <style:style style:name="gr12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16cm, 1.269cm, 2.104cm, 2.032cm)" draw:image-opacity="100%" style:mirror="none" loext:decorative="false"/>
    </style:style>
    <style:style style:name="gr13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087cm, 1.522cm, 2.738cm, 2.287cm)" draw:image-opacity="100%" style:mirror="none" loext:decorative="false"/>
    </style:style>
    <style:style style:name="gr13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241cm, 1.777cm, 3.5cm, 2.794cm)" draw:image-opacity="100%" style:mirror="none" loext:decorative="false"/>
    </style:style>
    <style:style style:name="gr13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241cm, 2.031cm, 2.484cm, 2.54cm)" draw:image-opacity="100%" style:mirror="none" loext:decorative="false"/>
    </style:style>
    <style:style style:name="gr13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28cm, 1.524cm, 6.101cm, 2.285cm)" draw:image-opacity="100%" style:mirror="none" loext:decorative="false"/>
    </style:style>
    <style:style style:name="gr13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036cm, 1.524cm, 2.541cm, 2.285cm)" draw:image-opacity="100%" style:mirror="none" loext:decorative="false"/>
    </style:style>
    <style:style style:name="gr13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085cm, 1.454cm, 2.448cm, 2.355cm)" draw:image-opacity="100%" style:mirror="none" loext:decorative="false"/>
    </style:style>
    <style:style style:name="gr13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849cm, 1.454cm, 2.43cm, 2.101cm)" draw:image-opacity="100%" style:mirror="none" loext:decorative="false"/>
    </style:style>
    <style:style style:name="gr13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49cm, 1.632cm, 3.484cm, 2.177cm)" draw:image-opacity="100%" style:mirror="none" loext:decorative="false"/>
    </style:style>
    <style:style style:name="gr13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95cm, 1.378cm, 2.576cm, 2.431cm)" draw:image-opacity="100%" style:mirror="none" loext:decorative="false"/>
    </style:style>
    <style:style style:name="gr13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95cm, 1.44cm, 2.671cm, 2.177cm)" draw:image-opacity="100%" style:mirror="none" loext:decorative="false"/>
    </style:style>
    <style:style style:name="gr14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12cm, 1.631cm, 2.405cm, 2.178cm)" draw:image-opacity="100%" style:mirror="none" loext:decorative="false"/>
    </style:style>
    <style:style style:name="gr14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12cm, 1.559cm, 2.405cm, 2.25cm)" draw:image-opacity="100%" style:mirror="none" loext:decorative="false"/>
    </style:style>
    <style:style style:name="gr14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89cm, 1.559cm, 2.427cm, 2.25cm)" draw:image-opacity="100%" style:mirror="none" loext:decorative="false"/>
    </style:style>
    <style:style style:name="gr14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Liberation Sans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style:font-name-asian="AR PL SungtiL GB2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Liberation Sans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Sans" fo:font-size="36pt" fo:font-weight="bold" style:font-name-asian="Liberation Sans" style:font-size-asian="36pt" style:font-weight-asian="bold" style:font-name-complex="Liberation Sans" style:font-size-complex="3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AR PL SungtiL GB2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20pt" fo:font-weight="bold" style:font-name-asian="Liberation Sans" style:font-size-asian="20pt" style:font-weight-asian="bold" style:font-name-complex="Liberation Sans" style:font-size-complex="2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Liberation Sans" style:font-size-asian="20pt" style:font-style-asian="normal" style:font-weight-asian="bold" style:font-name-complex="Liberation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T15" style:family="text">
      <style:text-properties style:font-name="Liberation Sans2" fo:font-size="20pt" fo:font-weight="bold" style:font-name-asian="Liberation Sans" style:font-size-asian="20pt" style:font-weight-asian="bold" style:font-name-complex="Liberation Sans" style:font-size-complex="20pt" style:font-weight-complex="bold"/>
    </style:style>
    <style:style style:name="T16" style:family="text">
      <style:text-properties style:font-name="utkal1" fo:font-size="20pt" fo:font-weight="bold" style:font-name-asian="utkal1" style:font-size-asian="20pt" style:font-weight-asian="bold" style:font-name-complex="utkal1" style:font-size-complex="20pt" style:font-weight-complex="bold"/>
    </style:style>
    <style:style style:name="T17" style:family="text">
      <style:text-properties style:font-name="Liberation Sans2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18" style:family="text">
      <style:text-properties style:font-name="utkal1" fo:font-size="28pt" fo:font-weight="bold" style:font-name-asian="utkal1" style:font-size-asian="28pt" style:font-weight-asian="bold" style:font-name-complex="utkal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62cm" svg:height="7.01cm" svg:x="19.036cm" svg:y="37.084cm">
          <draw:image xlink:href="Pictures/10000000000001860000016875CF929EF02E4656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38.852cm" svg:y="36.44cm">
          <draw:image xlink:href="Pictures/100000000000018600000168CFE3652591CA02F8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13.716cm" svg:y="19.304cm">
          <draw:image xlink:href="Pictures/1000000000000186000001687424F1940DCB12FE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19.364cm" svg:y="28.406cm">
          <draw:image xlink:href="Pictures/100000000000018600000168229ABAD2BBCE86CE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13.616cm" svg:y="10.922cm">
          <draw:image xlink:href="Pictures/100000000000018600000168027099CDD79F9CEB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38.294cm" svg:y="-0.046cm">
          <draw:image xlink:href="Pictures/1000000000000186000001687E3C6DE6533F55B1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23.93cm" svg:y="19.1cm">
          <draw:image xlink:href="Pictures/100000000000018600000168AAA08FCDCA3DE6FE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13.828cm" svg:y="2.072cm">
          <draw:image xlink:href="Pictures/1000000000000186000001686EBE1277CABAC785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38.294cm" svg:y="8.654cm">
          <draw:image xlink:href="Pictures/100000000000018600000168984278737ECDA992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1cm" svg:x="38.294cm" svg:y="27.654cm">
          <draw:image xlink:href="Pictures/10000000000001860000016825E6D5E50D2E2074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3.404cm" svg:x="7.512cm" svg:y="3.778cm">
          <draw:image xlink:href="Pictures/100000000000019A000001183CE55827AD0CCB56.png" xlink:type="simple" xlink:show="embed" xlink:actuate="onLoad" draw:mime-type="image/png">
            <text:p/>
          </draw:image>
        </draw:frame>
        <draw:frame draw:style-name="gr2" draw:text-style-name="P2" draw:layer="layout" svg:width="5.08cm" svg:height="1.524cm" svg:x="2.54cm" svg:y="1.694cm">
          <draw:text-box>
            <text:p><text:span text:style-name="T1">P</text:span><text:span text:style-name="T1">yr</text:span><text:span text:style-name="T1">u</text:span><text:span text:style-name="T1">v</text:span><text:span text:style-name="T1">at</text:span><text:span text:style-name="T1">e</text:span></text:p>
          </draw:text-box>
        </draw:frame>
        <draw:frame draw:style-name="gr2" draw:text-style-name="P2" xml:id="id1" draw:id="id1" draw:layer="layout" svg:width="5.08cm" svg:height="1.524cm" svg:x="8.14cm" svg:y="2.794cm">
          <draw:text-box>
            <text:p><text:span text:style-name="T1">G</text:span><text:span text:style-name="T1">A</text:span><text:span text:style-name="T1">P</text:span></text:p>
          </draw:text-box>
        </draw:frame>
        <draw:line draw:style-name="gr3" draw:text-style-name="P1" xml:id="id2" draw:id="id2" draw:layer="layout" svg:x1="4.826cm" svg:y1="3.218cm" svg:x2="4.826cm" svg:y2="7.028cm">
          <text:p/>
        </draw:line>
        <draw:connector draw:style-name="gr4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2" draw:text-style-name="P3" draw:layer="layout" svg:width="5.08cm" svg:height="1.524cm" svg:x="4.94cm" svg:y="4.794cm">
          <draw:text-box>
            <text:p><text:span text:style-name="T2">D</text:span><text:span text:style-name="T2">X</text:span><text:span text:style-name="T2">S</text:span></text:p>
          </draw:text-box>
        </draw:frame>
        <draw:frame draw:style-name="gr2" draw:text-style-name="P2" draw:layer="layout" svg:width="2.794cm" svg:height="1.524cm" svg:x="3.54cm" svg:y="7.994cm">
          <draw:text-box>
            <text:p><text:span text:style-name="T1">D</text:span><text:span text:style-name="T1">P</text:span><text:span text:style-name="T1">X</text:span></text:p>
          </draw:text-box>
        </draw:frame>
        <draw:frame draw:style-name="gr1" draw:text-style-name="P1" draw:layer="layout" svg:width="5.08cm" svg:height="3.454cm" svg:x="7.512cm" svg:y="9.458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1.524cm" svg:x="5.04cm" svg:y="10.494cm">
          <draw:text-box>
            <text:p><text:span text:style-name="T2">D</text:span><text:span text:style-name="T2">X</text:span><text:span text:style-name="T2">R</text:span></text:p>
          </draw:text-box>
        </draw:frame>
        <draw:frame draw:style-name="gr2" draw:text-style-name="P2" draw:layer="layout" svg:width="2.794cm" svg:height="1.524cm" svg:x="3.44cm" svg:y="13.394cm">
          <draw:text-box>
            <text:p><text:span text:style-name="T1">M</text:span><text:span text:style-name="T1">E</text:span><text:span text:style-name="T1">P</text:span></text:p>
          </draw:text-box>
        </draw:frame>
        <draw:frame draw:style-name="gr2" draw:text-style-name="P3" draw:layer="layout" svg:width="2.834cm" svg:height="1.524cm" svg:x="5.04cm" svg:y="15.394cm">
          <draw:text-box>
            <text:p><text:span text:style-name="T2">C</text:span><text:span text:style-name="T2">M</text:span><text:span text:style-name="T2">S</text:span></text:p>
          </draw:text-box>
        </draw:frame>
        <draw:frame draw:style-name="gr1" draw:text-style-name="P1" draw:layer="layout" svg:width="5.08cm" svg:height="3.454cm" svg:x="7.52cm" svg:y="14.348cm">
          <draw:image xlink:href="Pictures/100000000000019A00000118132B1CC8D1124564.png" xlink:type="simple" xlink:show="embed" xlink:actuate="onLoad" draw:mime-type="image/png">
            <text:p/>
          </draw:image>
        </draw:frame>
        <draw:frame draw:style-name="gr5" draw:text-style-name="P2" draw:layer="layout" svg:width="4.526cm" svg:height="1.352cm" svg:x="2.586cm" svg:y="18.294cm">
          <draw:text-box>
            <text:p><text:span text:style-name="T1">CDP-ME</text:span></text:p>
          </draw:text-box>
        </draw:frame>
        <draw:frame draw:style-name="gr6" draw:text-style-name="P2" draw:layer="layout" svg:width="5.08cm" svg:height="1.517cm" svg:x="2.286cm" svg:y="23.195cm">
          <draw:text-box>
            <text:p><text:span text:style-name="T1">CDP-</text:span><text:span text:style-name="T1">MEP</text:span></text:p>
          </draw:text-box>
        </draw:frame>
        <draw:frame draw:style-name="gr7" draw:text-style-name="P2" draw:layer="layout" svg:width="3.964cm" svg:height="1.544cm" svg:x="2.886cm" svg:y="28.296cm">
          <draw:text-box>
            <text:p><text:span text:style-name="T1">MEcPP</text:span></text:p>
          </draw:text-box>
        </draw:frame>
        <draw:line draw:style-name="gr3" draw:text-style-name="P1" draw:layer="layout" svg:x1="4.826cm" svg:y1="9.592cm" svg:x2="4.826cm" svg:y2="13.402cm">
          <text:p/>
        </draw:line>
        <draw:line draw:style-name="gr3" draw:text-style-name="P1" draw:layer="layout" svg:x1="4.826cm" svg:y1="14.666cm" svg:x2="4.826cm" svg:y2="18.476cm">
          <text:p/>
        </draw:line>
        <draw:line draw:style-name="gr3" draw:text-style-name="P1" draw:layer="layout" svg:x1="4.826cm" svg:y1="19.54cm" svg:x2="4.826cm" svg:y2="23.35cm">
          <text:p/>
        </draw:line>
        <draw:line draw:style-name="gr3" draw:text-style-name="P1" draw:layer="layout" svg:x1="4.826cm" svg:y1="24.514cm" svg:x2="4.826cm" svg:y2="28.324cm">
          <text:p/>
        </draw:line>
        <draw:line draw:style-name="gr3" draw:text-style-name="P1" draw:layer="layout" svg:x1="4.826cm" svg:y1="29.688cm" svg:x2="4.826cm" svg:y2="33.498cm">
          <text:p/>
        </draw:line>
        <draw:frame draw:style-name="gr7" draw:text-style-name="P2" xml:id="id3" draw:id="id3" draw:layer="layout" svg:width="4.47cm" svg:height="1.544cm" svg:x="2.586cm" svg:y="33.496cm">
          <draw:text-box>
            <text:p><text:span text:style-name="T1">HMB-PP</text:span></text:p>
          </draw:text-box>
        </draw:frame>
        <draw:frame draw:style-name="gr7" draw:text-style-name="P2" xml:id="id4" draw:id="id4" draw:layer="layout" svg:width="2.208cm" svg:height="1.544cm" svg:x="0.986cm" svg:y="38.096cm">
          <draw:text-box>
            <text:p><text:span text:style-name="T1">IPP</text:span></text:p>
          </draw:text-box>
        </draw:frame>
        <draw:frame draw:style-name="gr5" draw:text-style-name="P2" xml:id="id5" draw:id="id5" draw:layer="layout" svg:width="4.12cm" svg:height="1.352cm" svg:x="5.786cm" svg:y="38.096cm">
          <draw:text-box>
            <text:p><text:span text:style-name="T1">DMAPP</text:span></text:p>
          </draw:text-box>
        </draw:frame>
        <draw:connector draw:style-name="gr8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8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9" draw:text-style-name="P2" xml:id="id6" draw:id="id6" draw:layer="layout" svg:width="2.748cm" svg:height="2cm" svg:x="3.486cm" svg:y="42.196cm">
          <draw:text-box>
            <text:p><text:span text:style-name="T1">GPP</text:span></text:p>
          </draw:text-box>
        </draw:frame>
        <draw:connector draw:style-name="gr8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8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3" draw:text-style-name="P1" draw:layer="layout" svg:x1="4.772cm" svg:y1="43.688cm" svg:x2="4.772cm" svg:y2="47.498cm">
          <text:p/>
        </draw:line>
        <draw:frame draw:style-name="gr10" draw:text-style-name="P2" draw:layer="layout" svg:width="3.372cm" svg:height="1.526cm" svg:x="3.086cm" svg:y="47.896cm">
          <draw:text-box>
            <text:p><text:span text:style-name="T1">GGPP</text:span></text:p>
          </draw:text-box>
        </draw:frame>
        <draw:line draw:style-name="gr3" draw:text-style-name="P1" draw:layer="layout" svg:x1="7.197cm" svg:y1="48.591cm" svg:x2="11.006cm" svg:y2="48.591cm">
          <text:p/>
        </draw:line>
        <draw:frame draw:style-name="gr10" draw:text-style-name="P2" draw:layer="layout" svg:width="5.162cm" svg:height="1.526cm" svg:x="11.552cm" svg:y="47.87cm">
          <draw:text-box>
            <text:p><text:span text:style-name="T1">Phytoe</text:span><text:span text:style-name="T1">ne</text:span></text:p>
          </draw:text-box>
        </draw:frame>
        <draw:line draw:style-name="gr3" draw:text-style-name="P1" draw:layer="layout" svg:x1="16.737cm" svg:y1="48.565cm" svg:x2="20.546cm" svg:y2="48.565cm">
          <text:p/>
        </draw:line>
        <draw:frame draw:style-name="gr11" draw:text-style-name="P2" draw:layer="layout" svg:width="5.56cm" svg:height="2.453cm" svg:x="20.752cm" svg:y="47.77cm">
          <draw:text-box>
            <text:p><text:span text:style-name="T1">ζ-</text:span><text:span text:style-name="T1">caroten</text:span><text:span text:style-name="T1">e</text:span></text:p>
          </draw:text-box>
        </draw:frame>
        <draw:line draw:style-name="gr3" draw:text-style-name="P1" draw:layer="layout" svg:x1="25.611cm" svg:y1="48.565cm" svg:x2="25.611cm" svg:y2="48.565cm">
          <text:p/>
        </draw:line>
        <draw:frame draw:style-name="gr10" draw:text-style-name="P2" xml:id="id7" draw:id="id7" draw:layer="layout" svg:width="5.162cm" svg:height="1.526cm" svg:x="29.84cm" svg:y="47.772cm">
          <draw:text-box>
            <text:p><text:span text:style-name="T1">Lycope</text:span><text:span text:style-name="T1">ne</text:span></text:p>
          </draw:text-box>
        </draw:frame>
        <draw:frame draw:style-name="gr12" draw:text-style-name="P2" xml:id="id9" draw:id="id9" draw:layer="layout" svg:width="5.67cm" svg:height="1.482cm" svg:x="39.74cm" svg:y="41.772cm">
          <draw:text-box>
            <text:p><text:span text:style-name="T1">β-</text:span><text:span text:style-name="T1">caroten</text:span><text:span text:style-name="T1">e</text:span></text:p>
          </draw:text-box>
        </draw:frame>
        <draw:frame draw:style-name="gr12" draw:text-style-name="P2" xml:id="id8" draw:id="id8" draw:layer="layout" svg:width="5.67cm" svg:height="1.482cm" svg:x="20.54cm" svg:y="41.772cm">
          <draw:text-box>
            <text:p><text:span text:style-name="T1">α-</text:span><text:span text:style-name="T1">caroten</text:span><text:span text:style-name="T1">e</text:span></text:p>
          </draw:text-box>
        </draw:frame>
        <draw:connector draw:style-name="gr8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8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13" draw:text-style-name="P3" draw:layer="layout" svg:width="6.374cm" svg:height="1.614cm" svg:x="39.39cm" svg:y="13.972cm">
          <draw:text-box>
            <text:p><text:span text:style-name="T2">Vi</text:span><text:span text:style-name="T2">ol</text:span><text:span text:style-name="T2">a</text:span><text:span text:style-name="T2">x</text:span><text:span text:style-name="T2">a</text:span><text:span text:style-name="T2">nt</text:span><text:span text:style-name="T2">hi</text:span><text:span text:style-name="T2">n</text:span></text:p>
          </draw:text-box>
        </draw:frame>
        <draw:frame draw:style-name="gr13" draw:text-style-name="P2" draw:layer="layout" svg:width="6.12cm" svg:height="1.614cm" svg:x="39.59cm" svg:y="4.972cm">
          <draw:text-box>
            <text:p><text:span text:style-name="T1">N</text:span><text:span text:style-name="T1">e</text:span><text:span text:style-name="T1">ox</text:span><text:span text:style-name="T1">a</text:span><text:span text:style-name="T1">nt</text:span><text:span text:style-name="T1">hi</text:span><text:span text:style-name="T1">n</text:span></text:p>
          </draw:text-box>
        </draw:frame>
        <draw:frame draw:style-name="gr5" draw:text-style-name="P2" draw:layer="layout" svg:width="3.604cm" svg:height="1.352cm" svg:x="21.54cm" svg:y="33.072cm">
          <draw:text-box>
            <text:p><text:span text:style-name="T1">Lutein</text:span></text:p>
          </draw:text-box>
        </draw:frame>
        <draw:frame draw:style-name="gr13" draw:text-style-name="P2" xml:id="id12" draw:id="id12" draw:layer="layout" svg:width="7.82cm" svg:height="1.614cm" svg:x="24.39cm" svg:y="24.272cm">
          <draw:text-box>
            <text:p><text:span text:style-name="T1">Prasino</text:span><text:span text:style-name="T1">xanthin</text:span></text:p>
          </draw:text-box>
        </draw:frame>
        <draw:frame draw:style-name="gr13" draw:text-style-name="P2" xml:id="id11" draw:id="id11" draw:layer="layout" svg:width="7.028cm" svg:height="1.614cm" svg:x="14.732cm" svg:y="24.282cm">
          <draw:text-box>
            <text:p><text:span text:style-name="T1">Dihydr</text:span><text:span text:style-name="T1">olutein</text:span></text:p>
          </draw:text-box>
        </draw:frame>
        <draw:connector draw:style-name="gr14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15" draw:text-style-name="P4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1" draw:text-style-name="P1" draw:layer="layout" svg:width="7.62cm" svg:height="7.01cm" svg:x="38.294cm" svg:y="18.154cm">
          <draw:image xlink:href="Pictures/100000000000018600000168B4A3E197E01AB690.png" xlink:type="simple" xlink:show="embed" xlink:actuate="onLoad" draw:mime-type="image/png">
            <text:p/>
          </draw:image>
        </draw:frame>
        <draw:frame draw:style-name="gr13" draw:text-style-name="P2" draw:layer="layout" svg:width="6.042cm" svg:height="1.614cm" svg:x="14.99cm" svg:y="15.772cm">
          <draw:text-box>
            <text:p><text:span text:style-name="T1">M</text:span><text:span text:style-name="T1">ic</text:span><text:span text:style-name="T1">r</text:span><text:span text:style-name="T1">o</text:span><text:span text:style-name="T1">m</text:span><text:span text:style-name="T1">o</text:span><text:span text:style-name="T1">n</text:span><text:span text:style-name="T1">al</text:span></text:p>
          </draw:text-box>
        </draw:frame>
        <draw:frame draw:style-name="gr16" draw:text-style-name="P2" draw:layer="layout" svg:width="4.272cm" svg:height="1.398cm" svg:x="15.89cm" svg:y="7.172cm">
          <draw:text-box>
            <text:p><text:span text:style-name="T1">U</text:span><text:span text:style-name="T1">ri</text:span><text:span text:style-name="T1">ol</text:span><text:span text:style-name="T1">id</text:span><text:span text:style-name="T1">e</text:span></text:p>
          </draw:text-box>
        </draw:frame>
        <draw:custom-shape draw:style-name="gr15" draw:text-style-name="P4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1cm" svg:y1="10.158cm" svg:x2="42.621cm" svg:y2="6.348cm">
          <text:p/>
        </draw:line>
        <draw:custom-shape draw:style-name="gr15" draw:text-style-name="P4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2cm" svg:y1="19.033cm" svg:x2="44.022cm" svg:y2="15.223cm">
          <text:p/>
        </draw:line>
        <draw:line draw:style-name="gr3" draw:text-style-name="P1" draw:layer="layout" svg:x1="41.223cm" svg:y1="15.25cm" svg:x2="41.223cm" svg:y2="19.06cm">
          <text:p/>
        </draw:line>
        <draw:frame draw:style-name="gr13" draw:text-style-name="P2" draw:layer="layout" svg:width="7.82cm" svg:height="1.614cm" svg:x="38.69cm" svg:y="23.472cm">
          <draw:text-box>
            <text:p><text:span text:style-name="T1">Ant</text:span><text:span text:style-name="T1">her</text:span><text:span text:style-name="T1">ax</text:span><text:span text:style-name="T1">ant</text:span><text:span text:style-name="T1">hin</text:span></text:p>
          </draw:text-box>
        </draw:frame>
        <draw:custom-shape draw:style-name="gr15" draw:text-style-name="P4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1cm" svg:y1="28.832cm" svg:x2="44.021cm" svg:y2="25.022cm">
          <text:p/>
        </draw:line>
        <draw:line draw:style-name="gr3" draw:text-style-name="P1" draw:layer="layout" svg:x1="41.222cm" svg:y1="25.049cm" svg:x2="41.222cm" svg:y2="28.859cm">
          <text:p/>
        </draw:line>
        <draw:frame draw:style-name="gr5" draw:text-style-name="P2" draw:layer="layout" svg:width="5.87cm" svg:height="1.352cm" svg:x="39.74cm" svg:y="32.572cm">
          <draw:text-box>
            <text:p><text:span text:style-name="T1">Ze</text:span><text:span text:style-name="T1">ax</text:span><text:span text:style-name="T1">ant</text:span><text:span text:style-name="T1">hin</text:span></text:p>
          </draw:text-box>
        </draw:frame>
        <draw:custom-shape draw:style-name="gr15" draw:text-style-name="P4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cm" svg:y1="37.831cm" svg:x2="42.62cm" svg:y2="34.021cm">
          <text:p/>
        </draw:line>
        <draw:custom-shape draw:style-name="gr15" draw:text-style-name="P4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374cm" svg:y1="38.881cm" svg:x2="23.374cm" svg:y2="36.976cm">
          <text:p/>
        </draw:line>
        <draw:line draw:style-name="gr3" draw:text-style-name="P1" draw:layer="layout" svg:x1="23.374cm" svg:y1="36.807cm" svg:x2="23.374cm" svg:y2="34.902cm">
          <text:p/>
        </draw:line>
        <draw:frame draw:style-name="gr17" draw:text-style-name="P5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15" draw:text-style-name="P4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005cm" svg:y1="20.851cm" svg:x2="18.005cm" svg:y2="17.041cm">
          <text:p/>
        </draw:line>
        <draw:custom-shape draw:style-name="gr15" draw:text-style-name="P4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006cm" svg:y1="12.478cm" svg:x2="18.006cm" svg:y2="8.668cm">
          <text:p/>
        </draw:line>
        <draw:custom-shape draw:style-name="gr15" draw:text-style-name="P4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08cm" svg:height="3.454cm" svg:x="45.63cm" svg:y="6.75cm">
          <draw:image xlink:href="Pictures/100000000000019A0000011849269BA1795567B4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1.524cm" svg:x="42.912cm" svg:y="7.874cm">
          <draw:text-box>
            <text:p><text:span text:style-name="T2">N</text:span><text:span text:style-name="T2">X</text:span><text:span text:style-name="T2">S</text:span></text:p>
          </draw:text-box>
        </draw:frame>
        <draw:frame draw:style-name="gr2" draw:text-style-name="P3" draw:layer="layout" svg:width="2.818cm" svg:height="1.524cm" svg:x="44.412cm" svg:y="16.474cm">
          <draw:text-box>
            <text:p><text:span text:style-name="T2">ZEP</text:span></text:p>
          </draw:text-box>
        </draw:frame>
        <draw:frame draw:style-name="gr2" draw:text-style-name="P3" draw:layer="layout" svg:width="5.08cm" svg:height="1.524cm" svg:x="44.412cm" svg:y="26.274cm">
          <draw:text-box>
            <text:p><text:span text:style-name="T2">ZE</text:span><text:span text:style-name="T2">P</text:span></text:p>
          </draw:text-box>
        </draw:frame>
        <draw:frame draw:style-name="gr19" draw:text-style-name="P6" draw:layer="layout" svg:width="5.08cm" svg:height="3.454cm" svg:x="46.976cm" svg:y="25.248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2" draw:text-style-name="P3" draw:layer="layout" svg:width="2.818cm" svg:height="1.524cm" svg:x="37.912cm" svg:y="16.474cm">
          <draw:text-box>
            <text:p><text:span text:style-name="T2">VDE</text:span></text:p>
          </draw:text-box>
        </draw:frame>
        <draw:frame draw:style-name="gr2" draw:text-style-name="P3" draw:layer="layout" svg:width="2.818cm" svg:height="1.524cm" svg:x="37.912cm" svg:y="26.274cm">
          <draw:text-box>
            <text:p><text:span text:style-name="T2">VD</text:span><text:span text:style-name="T2">E</text:span></text:p>
          </draw:text-box>
        </draw:frame>
        <draw:frame draw:style-name="gr19" draw:text-style-name="P6" draw:layer="layout" svg:width="5.08cm" svg:height="3.454cm" svg:x="33.006cm" svg:y="15.494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19" draw:text-style-name="P6" draw:layer="layout" svg:width="5.08cm" svg:height="3.454cm" svg:x="45.914cm" svg:y="34.184cm">
          <draw:image xlink:href="Pictures/100000000000019A0000011869F85C34756835B8.png" xlink:type="simple" xlink:show="embed" xlink:actuate="onLoad" draw:mime-type="image/png">
            <text:p/>
          </draw:image>
        </draw:frame>
        <draw:frame draw:style-name="gr2" draw:text-style-name="P3" draw:layer="layout" svg:width="2.818cm" svg:height="1.524cm" svg:x="42.912cm" svg:y="35.274cm">
          <draw:text-box>
            <text:p><text:span text:style-name="T3">β</text:span><text:span text:style-name="T2">C</text:span><text:span text:style-name="T2">H</text:span></text:p>
          </draw:text-box>
        </draw:frame>
        <draw:frame draw:style-name="gr19" draw:text-style-name="P6" draw:layer="layout" svg:width="5.08cm" svg:height="3.454cm" svg:x="30.134cm" svg:y="40.41cm">
          <draw:image xlink:href="Pictures/100000000000019A0000011858F05CDF9A817C79.png" xlink:type="simple" xlink:show="embed" xlink:actuate="onLoad" draw:mime-type="image/png">
            <text:p/>
          </draw:image>
        </draw:frame>
        <draw:frame draw:style-name="gr20" draw:text-style-name="P3" draw:layer="layout" svg:width="4.088cm" svg:height="1.673cm" svg:x="30.772cm" svg:y="43.634cm">
          <draw:text-box>
            <text:p text:style-name="P7"><text:span text:style-name="T4">LC</text:span><text:span text:style-name="T4">Y</text:span><text:span text:style-name="T5">ε</text:span><text:span text:style-name="T4">/</text:span><text:span text:style-name="T3">β</text:span></text:p>
          </draw:text-box>
        </draw:frame>
        <draw:frame draw:style-name="gr2" draw:text-style-name="P3" draw:layer="layout" svg:width="2.834cm" svg:height="1.524cm" svg:x="5.04cm" svg:y="20.294cm">
          <draw:text-box>
            <text:p><text:span text:style-name="T2">C</text:span><text:span text:style-name="T2">M</text:span><text:span text:style-name="T2">K</text:span></text:p>
          </draw:text-box>
        </draw:frame>
        <draw:frame draw:style-name="gr19" draw:text-style-name="P6" draw:layer="layout" svg:width="5.08cm" svg:height="3.454cm" svg:x="7.52cm" svg:y="19.182cm">
          <draw:image xlink:href="Pictures/100000000000019A00000118DD38EA891A2A9BD1.png" xlink:type="simple" xlink:show="embed" xlink:actuate="onLoad" draw:mime-type="image/png">
            <text:p/>
          </draw:image>
        </draw:frame>
        <draw:frame draw:style-name="gr19" draw:text-style-name="P6" draw:layer="layout" svg:width="5.08cm" svg:height="3.454cm" svg:x="7.52cm" svg:y="24.29cm">
          <draw:image xlink:href="Pictures/100000000000019A00000118A5A5477A7A602AAC.png" xlink:type="simple" xlink:show="embed" xlink:actuate="onLoad" draw:mime-type="image/png">
            <text:p/>
          </draw:image>
        </draw:frame>
        <draw:frame draw:style-name="gr2" draw:text-style-name="P3" draw:layer="layout" svg:width="2.834cm" svg:height="1.524cm" svg:x="5.04cm" svg:y="25.394cm">
          <draw:text-box>
            <text:p><text:span text:style-name="T2">M</text:span><text:span text:style-name="T2">CS</text:span></text:p>
          </draw:text-box>
        </draw:frame>
        <draw:frame draw:style-name="gr2" draw:text-style-name="P3" draw:layer="layout" svg:width="2.834cm" svg:height="1.524cm" svg:x="5.04cm" svg:y="30.494cm">
          <draw:text-box>
            <text:p><text:span text:style-name="T2">HD</text:span><text:span text:style-name="T2">S</text:span></text:p>
          </draw:text-box>
        </draw:frame>
        <draw:frame draw:style-name="gr19" draw:text-style-name="P6" draw:layer="layout" svg:width="5.08cm" svg:height="3.454cm" svg:x="7.566cm" svg:y="29.412cm">
          <draw:image xlink:href="Pictures/100000000000019A000001181E8C0E6C6DE8E8CF.png" xlink:type="simple" xlink:show="embed" xlink:actuate="onLoad" draw:mime-type="image/png">
            <text:p/>
          </draw:image>
        </draw:frame>
        <draw:frame draw:style-name="gr2" draw:text-style-name="P3" draw:layer="layout" svg:width="2.834cm" svg:height="1.524cm" svg:x="5.04cm" svg:y="34.994cm">
          <draw:text-box>
            <text:p><text:span text:style-name="T2">HD</text:span><text:span text:style-name="T2">R</text:span></text:p>
          </draw:text-box>
        </draw:frame>
        <draw:frame draw:style-name="gr19" draw:text-style-name="P6" draw:layer="layout" svg:width="5.08cm" svg:height="3.454cm" svg:x="8.449cm" svg:y="33.958cm">
          <draw:image xlink:href="Pictures/100000000000019A0000011824B15549EF317FBA.png" xlink:type="simple" xlink:show="embed" xlink:actuate="onLoad" draw:mime-type="image/png">
            <text:p/>
          </draw:image>
        </draw:frame>
        <draw:frame draw:style-name="gr21" draw:text-style-name="P3" draw:layer="layout" svg:width="3.65cm" svg:height="1.424cm" svg:x="5.24cm" svg:y="40.594cm">
          <draw:text-box>
            <text:p><text:span text:style-name="T2">GP</text:span><text:span text:style-name="T2">PS</text:span></text:p>
          </draw:text-box>
        </draw:frame>
        <draw:frame draw:style-name="gr19" draw:text-style-name="P6" draw:layer="layout" svg:width="5.08cm" svg:height="3.454cm" svg:x="8.536cm" svg:y="39.548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22" draw:text-style-name="P3" draw:layer="layout" svg:width="4.158cm" svg:height="1.534cm" svg:x="5.24cm" svg:y="44.694cm">
          <draw:text-box>
            <text:p><text:span text:style-name="T2">G</text:span><text:span text:style-name="T2">GP</text:span><text:span text:style-name="T2">PS</text:span></text:p>
          </draw:text-box>
        </draw:frame>
        <draw:frame draw:style-name="gr21" draw:text-style-name="P3" draw:layer="layout" svg:width="3.65cm" svg:height="1.424cm" svg:x="5.24cm" svg:y="40.594cm">
          <draw:text-box>
            <text:p><text:span text:style-name="T2">GP</text:span><text:span text:style-name="T2">PS</text:span></text:p>
          </draw:text-box>
        </draw:frame>
        <draw:frame draw:style-name="gr19" draw:text-style-name="P6" draw:layer="layout" svg:width="5.08cm" svg:height="3.454cm" svg:x="9.049cm" svg:y="43.639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22" draw:text-style-name="P3" draw:layer="layout" svg:width="2.558cm" svg:height="1.534cm" svg:x="7.54cm" svg:y="48.594cm">
          <draw:text-box>
            <text:p><text:span text:style-name="T2">PS</text:span><text:span text:style-name="T2">Y</text:span></text:p>
          </draw:text-box>
        </draw:frame>
        <draw:frame draw:style-name="gr19" draw:text-style-name="P6" draw:layer="layout" svg:width="5.08cm" svg:height="3.454cm" svg:x="6.25cm" svg:y="49.784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19" draw:text-style-name="P6" draw:layer="layout" svg:width="5.08cm" svg:height="3.454cm" svg:x="15.994cm" svg:y="49.632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22" draw:text-style-name="P3" draw:layer="layout" svg:width="2.558cm" svg:height="1.534cm" svg:x="17.24cm" svg:y="48.594cm">
          <draw:text-box>
            <text:p><text:span text:style-name="T2">PD</text:span><text:span text:style-name="T2">S</text:span></text:p>
          </draw:text-box>
        </draw:frame>
        <draw:frame draw:style-name="gr19" draw:text-style-name="P6" draw:layer="layout" svg:width="5.08cm" svg:height="3.454cm" svg:x="25.586cm" svg:y="49.632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22" draw:text-style-name="P3" draw:layer="layout" svg:width="2.558cm" svg:height="1.534cm" svg:x="26.94cm" svg:y="48.594cm">
          <draw:text-box>
            <text:p><text:span text:style-name="T2">ZD</text:span><text:span text:style-name="T2">S</text:span></text:p>
          </draw:text-box>
        </draw:frame>
        <draw:line draw:style-name="gr3" draw:text-style-name="P1" draw:layer="layout" svg:x1="26.111cm" svg:y1="48.565cm" svg:x2="29.92cm" svg:y2="48.565cm">
          <text:p/>
        </draw:line>
        <draw:frame draw:style-name="gr2" draw:text-style-name="P3" draw:layer="layout" svg:width="2.818cm" svg:height="1.524cm" svg:x="23.912cm" svg:y="37.374cm">
          <draw:text-box>
            <text:p><text:span text:style-name="T3">β</text:span><text:span text:style-name="T2">C</text:span><text:span text:style-name="T2">H</text:span></text:p>
          </draw:text-box>
        </draw:frame>
        <draw:frame draw:style-name="gr20" draw:text-style-name="P3" draw:layer="layout" svg:width="2.818cm" svg:height="1.673cm" svg:x="23.912cm" svg:y="35.174cm">
          <draw:text-box>
            <text:p><text:span text:style-name="T6">ε</text:span><text:span text:style-name="T2">C</text:span><text:span text:style-name="T2">H</text:span></text:p>
          </draw:text-box>
        </draw:frame>
        <draw:frame draw:style-name="gr19" draw:text-style-name="P6" draw:layer="layout" svg:width="5.08cm" svg:height="3.454cm" svg:x="26.732cm" svg:y="34.336cm">
          <draw:image xlink:href="Pictures/100000000000019A000001181C926A3B80A561D7.png" xlink:type="simple" xlink:show="embed" xlink:actuate="onLoad" draw:mime-type="image/png">
            <text:p/>
          </draw:image>
        </draw:frame>
        <draw:frame draw:style-name="gr23" draw:text-style-name="P8" draw:layer="layout" svg:width="13.208cm" svg:height="1.038cm" svg:x="5.694cm" svg:y="56.483cm">
          <draw:text-box>
            <text:p><text:span text:style-name="T7">DXS </text:span><text:span text:style-name="T7">- </text:span><text:span text:style-name="T7">ostt</text:span><text:span text:style-name="T7">a02</text:span><text:span text:style-name="T7">g01</text:span><text:span text:style-name="T7">730</text:span></text:p>
          </draw:text-box>
        </draw:frame>
        <draw:frame draw:style-name="gr24" draw:text-style-name="P1" draw:layer="layout" svg:width="4.824cm" svg:height="0.761cm" svg:x="13.252cm" svg:y="56.634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57.383cm">
          <draw:text-box>
            <text:p><text:span text:style-name="T7">DXR </text:span><text:span text:style-name="T7">- </text:span><text:span text:style-name="T7">ostt</text:span><text:span text:style-name="T7">a04</text:span><text:span text:style-name="T7">g03</text:span><text:span text:style-name="T7">270</text:span></text:p>
          </draw:text-box>
        </draw:frame>
        <draw:frame draw:style-name="gr26" draw:text-style-name="P1" draw:layer="layout" svg:width="5.079cm" svg:height="0.507cm" svg:x="12.999cm" svg:y="57.643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23" draw:text-style-name="P8" draw:layer="layout" svg:width="13.208cm" svg:height="1.038cm" svg:x="5.694cm" svg:y="58.26cm">
          <draw:text-box>
            <text:p><text:span text:style-name="T7">CM</text:span><text:span text:style-name="T7">S - </text:span><text:span text:style-name="T7">ostt</text:span><text:span text:style-name="T7">a07</text:span><text:span text:style-name="T7">g03</text:span><text:span text:style-name="T7">570</text:span></text:p>
          </draw:text-box>
        </draw:frame>
        <draw:frame draw:style-name="gr27" draw:text-style-name="P1" draw:layer="layout" svg:width="5.078cm" svg:height="0.761cm" svg:x="13cm" svg:y="58.437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5.08cm" svg:height="0.752cm" svg:x="12.998cm" svg:y="59.291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812cm" svg:height="1.038cm" svg:x="5.694cm" svg:y="59.16cm">
          <draw:text-box>
            <text:p><text:span text:style-name="T7">CM</text:span><text:span text:style-name="T7">K - </text:span><text:span text:style-name="T7">ostt</text:span><text:span text:style-name="T7">a16</text:span><text:span text:style-name="T7">g01</text:span><text:span text:style-name="T7">910</text:span></text:p>
          </draw:text-box>
        </draw:frame>
        <draw:frame draw:style-name="gr29" draw:text-style-name="P6" draw:layer="layout" svg:width="4.924cm" svg:height="0.761cm" svg:x="12.998cm" svg:y="60.19cm">
          <draw:image xlink:href="Pictures/100000000000019A00000118A5A5477A7A602AAC.png" xlink:type="simple" xlink:show="embed" xlink:actuate="onLoad" draw:mime-type="image/png">
            <text:p/>
          </draw:image>
        </draw:frame>
        <draw:frame draw:style-name="gr23" draw:text-style-name="P8" draw:layer="layout" svg:width="7.558cm" svg:height="1.038cm" svg:x="5.694cm" svg:y="60.012cm">
          <draw:text-box>
            <text:p><text:span text:style-name="T7">MC</text:span><text:span text:style-name="T7">S - </text:span><text:span text:style-name="T7">ostt</text:span><text:span text:style-name="T7">a11</text:span><text:span text:style-name="T7">g00</text:span><text:span text:style-name="T7">050</text:span></text:p>
          </draw:text-box>
        </draw:frame>
        <draw:custom-shape draw:style-name="gr25" draw:text-style-name="P4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60.912cm">
          <draw:text-box>
            <text:p><text:span text:style-name="T7">HDS </text:span><text:span text:style-name="T7">- </text:span><text:span text:style-name="T7">ostt</text:span><text:span text:style-name="T7">a09</text:span><text:span text:style-name="T7">g00</text:span><text:span text:style-name="T7">960</text:span></text:p>
          </draw:text-box>
        </draw:frame>
        <draw:frame draw:style-name="gr30" draw:text-style-name="P6" draw:layer="layout" svg:width="5.078cm" svg:height="0.761cm" svg:x="12.998cm" svg:y="60.868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60.912cm">
          <draw:text-box>
            <text:p><text:span text:style-name="T7">HDS </text:span><text:span text:style-name="T7">- </text:span><text:span text:style-name="T7">ostt</text:span><text:span text:style-name="T7">a09</text:span><text:span text:style-name="T7">g00</text:span><text:span text:style-name="T7">960</text:span></text:p>
          </draw:text-box>
        </draw:frame>
        <draw:frame draw:style-name="gr23" draw:text-style-name="P8" draw:layer="layout" svg:width="7.558cm" svg:height="1.038cm" svg:x="5.694cm" svg:y="61.765cm">
          <draw:text-box>
            <text:p><text:span text:style-name="T7">HDR </text:span><text:span text:style-name="T7">- </text:span><text:span text:style-name="T7">ostt</text:span><text:span text:style-name="T7">a08</text:span><text:span text:style-name="T7">g01</text:span><text:span text:style-name="T7">180</text:span></text:p>
          </draw:text-box>
        </draw:frame>
        <draw:frame draw:style-name="gr31" draw:text-style-name="P6" draw:layer="layout" svg:width="5.078cm" svg:height="0.761cm" svg:x="12.998cm" svg:y="62.008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32" draw:text-style-name="P4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8.066cm" svg:height="1.118cm" svg:x="5.294cm" svg:y="62.628cm">
          <draw:text-box>
            <text:p><text:span text:style-name="T7">GPP</text:span><text:span text:style-name="T7">S - </text:span><text:span text:style-name="T7">ostt</text:span><text:span text:style-name="T7">a04</text:span><text:span text:style-name="T7">g03</text:span><text:span text:style-name="T7">170</text:span></text:p>
          </draw:text-box>
        </draw:frame>
        <draw:frame draw:style-name="gr35" draw:text-style-name="P6" draw:layer="layout" svg:width="4.924cm" svg:height="0.507cm" svg:x="12.998cm" svg:y="62.924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36" draw:text-style-name="P6" draw:layer="layout" svg:width="4.919cm" svg:height="0.507cm" svg:x="12.998cm" svg:y="63.724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37" draw:text-style-name="P6" draw:layer="layout" svg:width="4.822cm" svg:height="0.506cm" svg:x="12.999cm" svg:y="73.0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3" draw:text-style-name="P4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38" draw:text-style-name="P1" draw:layer="layout" svg:width="4.858cm" svg:height="0.761cm" svg:x="17.792cm" svg:y="56.571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4.793cm" svg:height="0.76cm" svg:x="17.824cm" svg:y="57.548cm">
          <draw:image xlink:href="Pictures/100000000000019A0000011824A9F9CF04D7FBFC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4.57cm" svg:height="0.761cm" svg:x="17.875cm" svg:y="58.33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41" draw:text-style-name="P4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4.754cm" svg:height="0.507cm" svg:x="17.875cm" svg:y="59.354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43" draw:text-style-name="P4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4.776cm" svg:height="0.761cm" svg:x="17.724cm" svg:y="60.085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45" draw:text-style-name="P4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4.752cm" svg:height="0.761cm" svg:x="17.875cm" svg:y="60.876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47" draw:text-style-name="P4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4.824cm" svg:height="0.761cm" svg:x="17.824cm" svg:y="61.892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47" draw:text-style-name="P4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49" draw:text-style-name="P6" draw:layer="layout" svg:width="4.673cm" svg:height="0.761cm" svg:x="17.821cm" svg:y="62.654cm">
          <draw:image xlink:href="Pictures/100000000000019A000001185F74D4E1C59B2F22.png" xlink:type="simple" xlink:show="embed" xlink:actuate="onLoad" draw:mime-type="image/png">
            <text:p/>
          </draw:image>
        </draw:frame>
        <draw:frame draw:style-name="gr50" draw:text-style-name="P6" draw:layer="layout" svg:width="4.665cm" svg:height="0.507cm" svg:x="17.824cm" svg:y="63.67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51" draw:text-style-name="P4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4.568cm" svg:height="0.761cm" svg:x="17.824cm" svg:y="72.8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43" draw:text-style-name="P4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53" draw:text-style-name="P1" draw:layer="layout" svg:width="4.824cm" svg:height="0.761cm" svg:x="22.452cm" svg:y="56.626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55" draw:text-style-name="P1" draw:layer="layout" svg:width="5.079cm" svg:height="0.507cm" svg:x="22.2cm" svg:y="57.65cm">
          <draw:image xlink:href="Pictures/100000000000019A0000011824A9F9CF04D7FBFC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4.748cm" svg:height="0.657cm" svg:x="22.375cm" svg:y="58.404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4.882cm" svg:height="0.695cm" svg:x="22.396cm" svg:y="59.166cm">
          <draw:image xlink:href="Pictures/100000000000019A00000118DD38EA891A2A9BD1.png" xlink:type="simple" xlink:show="embed" xlink:actuate="onLoad" draw:mime-type="image/png">
            <text:p/>
          </draw:image>
        </draw:frame>
        <draw:frame draw:style-name="gr58" draw:text-style-name="P6" draw:layer="layout" svg:width="4.726cm" svg:height="0.579cm" svg:x="22.396cm" svg:y="60.182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4.752cm" svg:height="0.761cm" svg:x="22.475cm" svg:y="60.96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60" draw:text-style-name="P6" draw:layer="layout" svg:width="4.727cm" svg:height="0.761cm" svg:x="22.396cm" svg:y="61.96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4.629cm" svg:height="0.761cm" svg:x="22.489cm" svg:y="63.484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4.629cm" svg:height="0.506cm" svg:x="22.392cm" svg:y="73.0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3" draw:text-style-name="P4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63" draw:text-style-name="P1" draw:layer="layout" svg:width="4.858cm" svg:height="0.761cm" svg:x="26.992cm" svg:y="56.634cm">
          <draw:image xlink:href="Pictures/100000000000019A000001183CE55827AD0CCB56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4.793cm" svg:height="0.507cm" svg:x="27.025cm" svg:y="57.658cm">
          <draw:image xlink:href="Pictures/100000000000019A0000011824A9F9CF04D7FBFC.png" xlink:type="simple" xlink:show="embed" xlink:actuate="onLoad" draw:mime-type="image/png">
            <text:p/>
          </draw:image>
        </draw:frame>
        <draw:frame draw:style-name="gr65" draw:text-style-name="P1" draw:layer="layout" svg:width="4.57cm" svg:height="0.761cm" svg:x="27.075cm" svg:y="58.42cm">
          <draw:image xlink:href="Pictures/100000000000019A00000118132B1CC8D1124564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66" draw:text-style-name="P6" draw:layer="layout" svg:width="4.754cm" svg:height="0.648cm" svg:x="27.12cm" svg:y="59.336cm">
          <draw:image xlink:href="Pictures/100000000000019A00000118DD38EA891A2A9BD1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67" draw:text-style-name="P6" draw:layer="layout" svg:width="4.576cm" svg:height="0.761cm" svg:x="27.124cm" svg:y="60.098cm">
          <draw:image xlink:href="Pictures/100000000000019A00000118A5A5477A7A602AAC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4.752cm" svg:height="0.854cm" svg:x="27.075cm" svg:y="60.859cm">
          <draw:image xlink:href="Pictures/100000000000019A000001181E8C0E6C6DE8E8CF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69" draw:text-style-name="P6" draw:layer="layout" svg:width="4.824cm" svg:height="0.761cm" svg:x="27.024cm" svg:y="61.9cm">
          <draw:image xlink:href="Pictures/100000000000019A0000011824B15549EF317FBA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70" draw:text-style-name="P6" draw:layer="layout" svg:width="4.665cm" svg:height="0.761cm" svg:x="27.025cm" svg:y="63.484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4.568cm" svg:height="0.761cm" svg:x="27.024cm" svg:y="72.879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33" draw:text-style-name="P4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768cm" svg:height="1.038cm" svg:x="13.194cm" svg:y="55.283cm">
          <draw:text-box>
            <text:p><text:span text:style-name="T8">Tran</text:span><text:span text:style-name="T8">scrip</text:span><text:span text:style-name="T8">t LD</text:span></text:p>
          </draw:text-box>
        </draw:frame>
        <draw:frame draw:style-name="gr23" draw:text-style-name="P9" draw:layer="layout" svg:width="4.768cm" svg:height="1.038cm" svg:x="17.694cm" svg:y="55.283cm">
          <draw:text-box>
            <text:p><text:span text:style-name="T8">Tran</text:span><text:span text:style-name="T8">scrip</text:span><text:span text:style-name="T8">t SD</text:span></text:p>
          </draw:text-box>
        </draw:frame>
        <draw:frame draw:style-name="gr23" draw:text-style-name="P9" draw:layer="layout" svg:width="4.768cm" svg:height="1.038cm" svg:x="22.894cm" svg:y="55.283cm">
          <draw:text-box>
            <text:p><text:span text:style-name="T8">Prot</text:span><text:span text:style-name="T8">ein </text:span><text:span text:style-name="T8">LD</text:span></text:p>
          </draw:text-box>
        </draw:frame>
        <draw:frame draw:style-name="gr23" draw:text-style-name="P9" draw:layer="layout" svg:width="4.768cm" svg:height="1.038cm" svg:x="27.294cm" svg:y="55.283cm">
          <draw:text-box>
            <text:p><text:span text:style-name="T8">Prot</text:span><text:span text:style-name="T8">ein </text:span><text:span text:style-name="T8">SD</text:span></text:p>
          </draw:text-box>
        </draw:frame>
        <draw:frame draw:style-name="gr71" draw:text-style-name="P8" draw:layer="layout" svg:width="13.208cm" svg:height="1.825cm" svg:x="5.886cm" svg:y="64.954cm">
          <draw:text-box>
            <text:p><text:span text:style-name="T7">PSY </text:span><text:span text:style-name="T7">- </text:span><text:span text:style-name="T7">ostt</text:span><text:span text:style-name="T7">a05</text:span><text:span text:style-name="T7">g03</text:span><text:span text:style-name="T7">530</text:span></text:p>
            <text:p><text:span text:style-name="T7"/></text:p>
          </draw:text-box>
        </draw:frame>
        <draw:frame draw:style-name="gr71" draw:text-style-name="P8" draw:layer="layout" svg:width="7.558cm" svg:height="1.825cm" svg:x="5.886cm" svg:y="65.854cm">
          <draw:text-box>
            <text:p text:style-name="P7"><text:span text:style-name="T9">PDS </text:span><text:span text:style-name="T9">- </text:span><text:span text:style-name="T7">ostt</text:span><text:span text:style-name="T7">a10</text:span><text:span text:style-name="T7">g02</text:span><text:span text:style-name="T7">860</text:span></text:p>
            <text:p><text:span text:style-name="T7"/></text:p>
          </draw:text-box>
        </draw:frame>
        <draw:frame draw:style-name="gr71" draw:text-style-name="P8" draw:layer="layout" svg:width="7.558cm" svg:height="1.825cm" svg:x="5.886cm" svg:y="66.731cm">
          <draw:text-box>
            <text:p><text:span text:style-name="T7">ZDS </text:span><text:span text:style-name="T7">- </text:span><text:span text:style-name="T7">ostt</text:span><text:span text:style-name="T7">a16</text:span><text:span text:style-name="T7">g00</text:span><text:span text:style-name="T7">590</text:span></text:p>
            <text:p><text:span text:style-name="T7"/></text:p>
          </draw:text-box>
        </draw:frame>
        <draw:frame draw:style-name="gr23" draw:text-style-name="P8" draw:layer="layout" svg:width="7.558cm" svg:height="1.038cm" svg:x="5.886cm" svg:y="68.483cm">
          <draw:text-box>
            <text:p><text:span text:style-name="T10">βCH</text:span><text:span text:style-name="T7"> </text:span><text:span text:style-name="T7">- </text:span><text:span text:style-name="T7">ostt</text:span><text:span text:style-name="T7">a13</text:span><text:span text:style-name="T7">g02</text:span><text:span text:style-name="T7">440</text:span></text:p>
          </draw:text-box>
        </draw:frame>
        <draw:frame draw:style-name="gr23" draw:text-style-name="P8" draw:layer="layout" svg:width="7.558cm" svg:height="1.038cm" svg:x="5.886cm" svg:y="69.383cm">
          <draw:text-box>
            <text:p><text:span text:style-name="T7">ZEP </text:span><text:span text:style-name="T7">- </text:span><text:span text:style-name="T7">ostt</text:span><text:span text:style-name="T7">a16</text:span><text:span text:style-name="T7">g00</text:span><text:span text:style-name="T7">670</text:span></text:p>
          </draw:text-box>
        </draw:frame>
        <draw:frame draw:style-name="gr23" draw:text-style-name="P8" draw:layer="layout" svg:width="7.558cm" svg:height="1.038cm" svg:x="5.886cm" svg:y="70.236cm">
          <draw:text-box>
            <text:p><text:span text:style-name="T7">VDE </text:span><text:span text:style-name="T7">- </text:span><text:span text:style-name="T7">ostt</text:span><text:span text:style-name="T7">a16</text:span><text:span text:style-name="T7">g00</text:span><text:span text:style-name="T7">660</text:span></text:p>
          </draw:text-box>
        </draw:frame>
        <draw:frame draw:style-name="gr34" draw:text-style-name="P8" draw:layer="layout" svg:width="8.066cm" svg:height="1.118cm" svg:x="5.486cm" svg:y="71.099cm">
          <draw:text-box>
            <text:p><text:span text:style-name="T7"><text:s text:c="2"/></text:span><text:span text:style-name="T7">NXS </text:span><text:span text:style-name="T7">- </text:span><text:span text:style-name="T7">ostt</text:span><text:span text:style-name="T7">a03</text:span><text:span text:style-name="T7">g05</text:span><text:span text:style-name="T7">610</text:span></text:p>
          </draw:text-box>
        </draw:frame>
        <draw:frame draw:style-name="gr71" draw:text-style-name="P8" draw:layer="layout" svg:width="8.72cm" svg:height="1.825cm" svg:x="4.986cm" svg:y="71.963cm">
          <draw:text-box>
            <text:p><text:span text:style-name="T11"><text:s text:c="5"/></text:span><text:span text:style-name="T11">εCH</text:span><text:span text:style-name="T7"> </text:span><text:span text:style-name="T7">- </text:span><text:span text:style-name="T7">ostt</text:span><text:span text:style-name="T7">a09</text:span><text:span text:style-name="T7">g02</text:span><text:span text:style-name="T7">540</text:span></text:p>
          </draw:text-box>
        </draw:frame>
        <draw:frame draw:style-name="gr71" draw:text-style-name="P8" draw:layer="layout" svg:width="8.72cm" svg:height="1.825cm" svg:x="4.794cm" svg:y="63.493cm">
          <draw:text-box>
            <text:p><text:span text:style-name="T7">GG</text:span><text:span text:style-name="T7">PPS </text:span><text:span text:style-name="T7">- </text:span><text:span text:style-name="T7">ostt</text:span><text:span text:style-name="T7">a12</text:span><text:span text:style-name="T7">g01</text:span><text:span text:style-name="T7">280</text:span></text:p>
            <text:p><text:span text:style-name="T7"/></text:p>
          </draw:text-box>
        </draw:frame>
        <draw:frame draw:style-name="gr72" draw:text-style-name="P6" draw:layer="layout" svg:width="4.766cm" svg:height="0.761cm" svg:x="13.036cm" svg:y="64.978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73" draw:text-style-name="P6" draw:layer="layout" svg:width="4.533cm" svg:height="0.761cm" svg:x="17.745cm" svg:y="64.994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74" draw:text-style-name="P6" draw:layer="layout" svg:width="4.504cm" svg:height="0.718cm" svg:x="22.346cm" svg:y="64.927cm">
          <draw:image xlink:href="Pictures/100000000000019A000001182EA2C0BD93DA8A1B.png" xlink:type="simple" xlink:show="embed" xlink:actuate="onLoad" draw:mime-type="image/png">
            <text:p/>
          </draw:image>
        </draw:frame>
        <draw:frame draw:style-name="gr75" draw:text-style-name="P6" draw:layer="layout" svg:width="4.731cm" svg:height="0.761cm" svg:x="26.946cm" svg:y="64.994cm">
          <draw:image xlink:href="Pictures/100000000000019A000001182EA2C0BD93DA8A1B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76" draw:text-style-name="P6" draw:layer="layout" svg:width="4.571cm" svg:height="0.507cm" svg:x="13.238cm" svg:y="66.094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77" draw:text-style-name="P6" draw:layer="layout" svg:width="4.693cm" svg:height="0.761cm" svg:x="17.839cm" svg:y="66.01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78" draw:text-style-name="P6" draw:layer="layout" svg:width="4.693cm" svg:height="0.744cm" svg:x="22.44cm" svg:y="65.9cm">
          <draw:image xlink:href="Pictures/100000000000019A0000011898E1DDEA43208D56.png" xlink:type="simple" xlink:show="embed" xlink:actuate="onLoad" draw:mime-type="image/png">
            <text:p/>
          </draw:image>
        </draw:frame>
        <draw:frame draw:style-name="gr79" draw:text-style-name="P6" draw:layer="layout" svg:width="4.635cm" svg:height="0.761cm" svg:x="27.041cm" svg:y="66.01cm">
          <draw:image xlink:href="Pictures/100000000000019A0000011898E1DDEA43208D56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80" draw:text-style-name="P6" draw:layer="layout" svg:width="4.571cm" svg:height="0.577cm" svg:x="13.144cm" svg:y="66.956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81" draw:text-style-name="P6" draw:layer="layout" svg:width="4.57cm" svg:height="0.507cm" svg:x="17.745cm" svg:y="67.026cm">
          <draw:image xlink:href="Pictures/100000000000019A00000118D795D37ADA5C69FB.png" xlink:type="simple" xlink:show="embed" xlink:actuate="onLoad" draw:mime-type="image/png">
            <text:p/>
          </draw:image>
        </draw:frame>
        <draw:frame draw:style-name="gr82" draw:text-style-name="P6" draw:layer="layout" svg:width="4.57cm" svg:height="0.761cm" svg:x="26.945cm" svg:y="66.84cm">
          <draw:image xlink:href="Pictures/100000000000019A00000118D795D37ADA5C69FB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83" draw:text-style-name="P6" draw:layer="layout" svg:width="4.856cm" svg:height="0.507cm" svg:x="12.958cm" svg:y="67.942cm">
          <draw:image xlink:href="Pictures/100000000000019A0000011858F05CDF9A817C79.png" xlink:type="simple" xlink:show="embed" xlink:actuate="onLoad" draw:mime-type="image/png">
            <text:p/>
          </draw:image>
        </draw:frame>
        <draw:frame draw:style-name="gr71" draw:text-style-name="P8" draw:layer="layout" svg:width="8.58cm" svg:height="1.825cm" svg:x="4.918cm" svg:y="67.632cm">
          <draw:text-box>
            <text:p><text:span text:style-name="T9">LCY</text:span><text:span text:style-name="T11">ε</text:span><text:span text:style-name="T9">/</text:span><text:span text:style-name="T10">β</text:span><text:span text:style-name="T7"> - </text:span><text:span text:style-name="T7">ostt</text:span><text:span text:style-name="T7">a14</text:span><text:span text:style-name="T7">g00</text:span><text:span text:style-name="T7">700</text:span></text:p>
            <text:p><text:span text:style-name="T7"/></text:p>
          </draw:text-box>
        </draw:frame>
        <draw:custom-shape draw:style-name="gr25" draw:text-style-name="P4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84" draw:text-style-name="P6" draw:layer="layout" svg:width="4.974cm" svg:height="0.761cm" svg:x="17.658cm" svg:y="67.788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85" draw:text-style-name="P6" draw:layer="layout" svg:width="4.852cm" svg:height="0.515cm" svg:x="22.28cm" svg:y="67.924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86" draw:text-style-name="P6" draw:layer="layout" svg:width="4.724cm" svg:height="0.761cm" svg:x="27.008cm" svg:y="67.788cm">
          <draw:image xlink:href="Pictures/100000000000019A0000011858F05CDF9A817C79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87" draw:text-style-name="P6" draw:layer="layout" svg:width="4.569cm" svg:height="0.507cm" svg:x="13.246cm" svg:y="68.75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88" draw:text-style-name="P6" draw:layer="layout" svg:width="4.569cm" svg:height="0.761cm" svg:x="17.847cm" svg:y="68.575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89" draw:text-style-name="P6" draw:layer="layout" svg:width="4.569cm" svg:height="0.711cm" svg:x="22.448cm" svg:y="68.744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90" draw:text-style-name="P6" draw:layer="layout" svg:width="4.569cm" svg:height="0.507cm" svg:x="27.049cm" svg:y="68.804cm">
          <draw:image xlink:href="Pictures/100000000000019A0000011869F85C34756835B8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91" draw:text-style-name="P6" draw:layer="layout" svg:width="5.079cm" svg:height="0.761cm" svg:x="12.991cm" svg:y="69.56cm">
          <draw:image xlink:href="Pictures/100000000000019A0000011811DECD918D34F822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92" draw:text-style-name="P6" draw:layer="layout" svg:width="4.709cm" svg:height="0.507cm" svg:x="22.562cm" svg:y="69.634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93" draw:text-style-name="P6" draw:layer="layout" svg:width="4.599cm" svg:height="0.761cm" svg:x="17.962cm" svg:y="69.566cm">
          <draw:image xlink:href="Pictures/100000000000019A0000011811DECD918D34F822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94" draw:text-style-name="P6" draw:layer="layout" svg:width="4.864cm" svg:height="0.507cm" svg:x="27.008cm" svg:y="69.634cm">
          <draw:image xlink:href="Pictures/100000000000019A0000011811DECD918D34F822.png" xlink:type="simple" xlink:show="embed" xlink:actuate="onLoad" draw:mime-type="image/png">
            <text:p/>
          </draw:image>
        </draw:frame>
        <draw:frame draw:style-name="gr95" draw:text-style-name="P6" draw:layer="layout" svg:width="4.637cm" svg:height="0.507cm" svg:x="13.187cm" svg:y="70.512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96" draw:text-style-name="P6" draw:layer="layout" svg:width="4.637cm" svg:height="0.761cm" svg:x="17.788cm" svg:y="70.328cm">
          <draw:image xlink:href="Pictures/100000000000019A00000118A71C0B7C2BAB2C4E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97" draw:text-style-name="P6" draw:layer="layout" svg:width="4.637cm" svg:height="0.507cm" svg:x="22.389cm" svg:y="70.472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98" draw:text-style-name="P6" draw:layer="layout" svg:width="4.637cm" svg:height="0.761cm" svg:x="26.99cm" svg:y="70.328cm">
          <draw:image xlink:href="Pictures/100000000000019A00000118A71C0B7C2BAB2C4E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99" draw:text-style-name="P6" draw:layer="layout" svg:width="4.409cm" svg:height="0.653cm" svg:x="13.288cm" svg:y="71.219cm">
          <draw:image xlink:href="Pictures/100000000000019A0000011849269BA1795567B4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100" draw:text-style-name="P6" draw:layer="layout" svg:width="4.409cm" svg:height="0.433cm" svg:x="17.889cm" svg:y="71.344cm">
          <draw:image xlink:href="Pictures/100000000000019A0000011849269BA1795567B4.png" xlink:type="simple" xlink:show="embed" xlink:actuate="onLoad" draw:mime-type="image/png">
            <text:p/>
          </draw:image>
        </draw:frame>
        <draw:frame draw:style-name="gr101" draw:text-style-name="P6" draw:layer="layout" svg:width="4.637cm" svg:height="0.633cm" svg:x="13.324cm" svg:y="72.144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102" draw:text-style-name="P6" draw:layer="layout" svg:width="4.637cm" svg:height="0.761cm" svg:x="17.925cm" svg:y="72.106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103" draw:text-style-name="P6" draw:layer="layout" svg:width="4.637cm" svg:height="0.761cm" svg:x="22.526cm" svg:y="72.03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104" draw:text-style-name="P6" draw:layer="layout" svg:width="4.637cm" svg:height="0.761cm" svg:x="27.027cm" svg:y="72.106cm">
          <draw:image xlink:href="Pictures/100000000000019A000001181C926A3B80A561D7.png" xlink:type="simple" xlink:show="embed" xlink:actuate="onLoad" draw:mime-type="image/png">
            <text:p/>
          </draw:image>
        </draw:frame>
        <draw:custom-shape draw:style-name="gr25" draw:text-style-name="P4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7.62cm" svg:height="5.131cm" svg:x="21.706cm" svg:y="1.294cm">
          <draw:image xlink:href="Pictures/100000000000019A00000118A71C0B7C2BAB2C4E.png" xlink:type="simple" xlink:show="embed" xlink:actuate="onLoad" draw:mime-type="image/png">
            <text:p/>
          </draw:image>
        </draw:frame>
        <draw:frame draw:style-name="gr1" draw:text-style-name="P1" draw:layer="layout" svg:width="6.096cm" svg:height="7.297cm" svg:x="30.736cm" svg:y="0.515cm">
          <draw:image xlink:href="Pictures/100000000000014A0000018BBDBA64845CDB1F61.png" xlink:type="simple" xlink:show="embed" xlink:actuate="onLoad" draw:mime-type="image/png">
            <text:p/>
          </draw:image>
        </draw:frame>
        <draw:frame draw:style-name="gr105" draw:text-style-name="P10" draw:layer="layout" svg:width="2.295cm" svg:height="2.123cm" svg:x="31.317cm" svg:y="1.86cm">
          <draw:text-box>
            <text:p><text:span text:style-name="T12">low</text:span></text:p>
          </draw:text-box>
        </draw:frame>
        <draw:frame draw:style-name="gr105" draw:text-style-name="P10" draw:layer="layout" svg:width="3.474cm" svg:height="2.123cm" svg:x="35.218cm" svg:y="1.861cm">
          <draw:text-box>
            <text:p><text:span text:style-name="T12">high</text:span></text:p>
          </draw:text-box>
        </draw:frame>
        <draw:custom-shape draw:style-name="gr106" draw:text-style-name="P12" draw:layer="layout" svg:width="6.502cm" svg:height="0.762cm" svg:x="22.206cm" svg:y="4.782cm">
          <text:p text:style-name="P11"><text:span text:style-name="T13">Transcript S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3.982cm">
          <text:p text:style-name="P11"><text:span text:style-name="T13">Protein S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2.382cm">
          <text:p text:style-name="P11"><text:span text:style-name="T13">Transcript L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1.582cm">
          <text:p text:style-name="P11"><text:span text:style-name="T13">Protein LD</text:span></text:p>
          <draw:enhanced-geometry svg:viewBox="0 0 21600 21600" draw:type="rectangle" draw:enhanced-path="M 0 0 L 21600 0 21600 21600 0 21600 0 0 Z N"/>
        </draw:custom-shape>
        <draw:frame draw:style-name="gr107" draw:text-style-name="P13" draw:layer="layout" svg:width="6.25cm" svg:height="2.36cm" svg:x="0.108cm" svg:y="3.282cm">
          <draw:text-box>
            <text:p><text:span text:style-name="T14"><text:s/></text:span><text:span text:style-name="T14">(A)</text:span></text:p>
          </draw:text-box>
        </draw:frame>
        <draw:frame draw:style-name="gr107" draw:text-style-name="P13" draw:layer="layout" svg:width="6.25cm" svg:height="2.36cm" svg:x="-0.292cm" svg:y="55.382cm">
          <draw:text-box>
            <text:p><text:span text:style-name="T14"><text:s/></text:span><text:span text:style-name="T14">(</text:span><text:span text:style-name="T14">B</text:span><text:span text:style-name="T14">)</text:span></text:p>
          </draw:text-box>
        </draw:frame>
        <draw:custom-shape draw:style-name="gr108" draw:text-style-name="P4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6.35cm" svg:height="0.483cm" svg:x="42.594cm" svg:y="56.833cm">
          <draw:image xlink:href="Pictures/100000000000019A000000236B77365FFBC2F382.png" xlink:type="simple" xlink:show="embed" xlink:actuate="onLoad" draw:mime-type="image/png">
            <text:p/>
          </draw:image>
        </draw:frame>
        <draw:frame draw:style-name="gr23" draw:text-style-name="P8" draw:layer="layout" svg:width="4.172cm" svg:height="1.038cm" svg:x="38.894cm" svg:y="56.483cm">
          <draw:text-box>
            <text:p><text:span text:style-name="T10">α</text:span><text:span text:style-name="T15">-</text:span><text:span text:style-name="T7">caro</text:span><text:span text:style-name="T7">tene</text:span></text:p>
          </draw:text-box>
        </draw:frame>
        <draw:frame draw:style-name="gr19" draw:text-style-name="P6" draw:layer="layout" svg:width="6.35cm" svg:height="0.533cm" svg:x="42.63cm" svg:y="58.455cm">
          <draw:image xlink:href="Pictures/100000000000019A00000023E35012967890766D.png" xlink:type="simple" xlink:show="embed" xlink:actuate="onLoad" draw:mime-type="image/png">
            <text:p/>
          </draw:image>
        </draw:frame>
        <draw:frame draw:style-name="gr23" draw:text-style-name="P8" draw:layer="layout" svg:width="2.548cm" svg:height="1.038cm" svg:x="40.694cm" svg:y="58.183cm">
          <draw:text-box>
            <text:p><text:span text:style-name="T7">lutei</text:span><text:span text:style-name="T7">n</text:span></text:p>
          </draw:text-box>
        </draw:frame>
        <draw:frame draw:style-name="gr19" draw:text-style-name="P6" draw:layer="layout" svg:width="6.35cm" svg:height="0.533cm" svg:x="42.64cm" svg:y="59.277cm">
          <draw:image xlink:href="Pictures/100000000000019A0000002396B10EE6C58C168F.png" xlink:type="simple" xlink:show="embed" xlink:actuate="onLoad" draw:mime-type="image/png">
            <text:p/>
          </draw:image>
        </draw:frame>
        <draw:frame draw:style-name="gr112" draw:text-style-name="P8" draw:layer="layout" svg:width="5.696cm" svg:height="1.099cm" svg:x="37.594cm" svg:y="58.983cm">
          <draw:text-box>
            <text:p><text:span text:style-name="T7">pras</text:span><text:span text:style-name="T7">inox</text:span><text:span text:style-name="T7">anth</text:span><text:span text:style-name="T7">in</text:span></text:p>
          </draw:text-box>
        </draw:frame>
        <draw:frame draw:style-name="gr112" draw:text-style-name="P8" draw:layer="layout" svg:width="5.07cm" svg:height="1.099cm" svg:x="38.194cm" svg:y="57.284cm">
          <draw:text-box>
            <text:p><text:span text:style-name="T7">dihy</text:span><text:span text:style-name="T7">drol</text:span><text:span text:style-name="T7">utei</text:span><text:span text:style-name="T7">n</text:span></text:p>
          </draw:text-box>
        </draw:frame>
        <draw:frame draw:style-name="gr19" draw:text-style-name="P6" draw:layer="layout" svg:width="6.35cm" svg:height="0.533cm" svg:x="42.64cm" svg:y="60.081cm">
          <draw:image xlink:href="Pictures/100000000000019A0000002361B13DFC1EB5023B.png" xlink:type="simple" xlink:show="embed" xlink:actuate="onLoad" draw:mime-type="image/png">
            <text:p/>
          </draw:image>
        </draw:frame>
        <draw:frame draw:style-name="gr112" draw:text-style-name="P8" draw:layer="layout" svg:width="5.696cm" svg:height="1.099cm" svg:x="38.594cm" svg:y="59.784cm">
          <draw:text-box>
            <text:p><text:span text:style-name="T7">mic</text:span><text:span text:style-name="T7">rom</text:span><text:span text:style-name="T7">onal</text:span></text:p>
          </draw:text-box>
        </draw:frame>
        <draw:frame draw:style-name="gr113" draw:text-style-name="P8" draw:layer="layout" svg:width="3.172cm" svg:height="1.168cm" svg:x="40.094cm" svg:y="60.554cm">
          <draw:text-box>
            <text:p><text:span text:style-name="T7">urio</text:span><text:span text:style-name="T7">lide</text:span></text:p>
          </draw:text-box>
        </draw:frame>
        <draw:frame draw:style-name="gr19" draw:text-style-name="P6" draw:layer="layout" svg:width="6.35cm" svg:height="0.533cm" svg:x="42.64cm" svg:y="62.181cm">
          <draw:image xlink:href="Pictures/100000000000019A00000023280C9AC6E2AB5DEA.png" xlink:type="simple" xlink:show="embed" xlink:actuate="onLoad" draw:mime-type="image/png">
            <text:p/>
          </draw:image>
        </draw:frame>
        <draw:frame draw:style-name="gr114" draw:text-style-name="P8" draw:layer="layout" svg:width="4.348cm" svg:height="1.538cm" svg:x="38.918cm" svg:y="61.683cm">
          <draw:text-box>
            <text:p><text:span text:style-name="T16">β</text:span><text:span text:style-name="T15">-</text:span><text:span text:style-name="T7">caro</text:span><text:span text:style-name="T7">tene</text:span></text:p>
          </draw:text-box>
        </draw:frame>
        <draw:frame draw:style-name="gr19" draw:text-style-name="P6" draw:layer="layout" svg:width="6.35cm" svg:height="0.533cm" svg:x="42.64cm" svg:y="62.981cm">
          <draw:image xlink:href="Pictures/100000000000019A00000023381C3DBE7297672E.png" xlink:type="simple" xlink:show="embed" xlink:actuate="onLoad" draw:mime-type="image/png">
            <text:p/>
          </draw:image>
        </draw:frame>
        <draw:frame draw:style-name="gr112" draw:text-style-name="P8" draw:layer="layout" svg:width="5.07cm" svg:height="1.099cm" svg:x="38.994cm" svg:y="62.685cm">
          <draw:text-box>
            <text:p><text:span text:style-name="T7">zea</text:span><text:span text:style-name="T7">xant</text:span><text:span text:style-name="T7">hin</text:span></text:p>
          </draw:text-box>
        </draw:frame>
        <draw:frame draw:style-name="gr19" draw:text-style-name="P6" draw:layer="layout" svg:width="6.35cm" svg:height="0.533cm" svg:x="42.63cm" svg:y="63.785cm">
          <draw:image xlink:href="Pictures/100000000000019A00000023F272A3F5AD51B762.png" xlink:type="simple" xlink:show="embed" xlink:actuate="onLoad" draw:mime-type="image/png">
            <text:p/>
          </draw:image>
        </draw:frame>
        <draw:frame draw:style-name="gr23" draw:text-style-name="P8" draw:layer="layout" svg:width="6.362cm" svg:height="1.038cm" svg:x="37.651cm" svg:y="63.486cm">
          <draw:text-box>
            <text:p><text:span text:style-name="T7">anth</text:span><text:span text:style-name="T7">erax</text:span><text:span text:style-name="T7">anth</text:span><text:span text:style-name="T7">in</text:span></text:p>
          </draw:text-box>
        </draw:frame>
        <draw:frame draw:style-name="gr19" draw:text-style-name="P6" draw:layer="layout" svg:width="6.35cm" svg:height="0.533cm" svg:x="42.63cm" svg:y="64.602cm">
          <draw:image xlink:href="Pictures/100000000000019A00000023A718BD6EE5094F5F.png" xlink:type="simple" xlink:show="embed" xlink:actuate="onLoad" draw:mime-type="image/png">
            <text:p/>
          </draw:image>
        </draw:frame>
        <draw:frame draw:style-name="gr23" draw:text-style-name="P8" draw:layer="layout" svg:width="6.362cm" svg:height="1.038cm" svg:x="38.551cm" svg:y="64.286cm">
          <draw:text-box>
            <text:p><text:span text:style-name="T7">viol</text:span><text:span text:style-name="T7">axa</text:span><text:span text:style-name="T7">nthi</text:span><text:span text:style-name="T7">n</text:span></text:p>
          </draw:text-box>
        </draw:frame>
        <draw:frame draw:style-name="gr23" draw:text-style-name="P8" draw:layer="layout" svg:width="6.362cm" svg:height="1.038cm" svg:x="38.921cm" svg:y="65.086cm">
          <draw:text-box>
            <text:p><text:span text:style-name="T7">neo</text:span><text:span text:style-name="T7">xant</text:span><text:span text:style-name="T7">hin</text:span></text:p>
          </draw:text-box>
        </draw:frame>
        <draw:frame draw:style-name="gr62" draw:text-style-name="P6" draw:layer="layout" svg:width="5.74cm" svg:height="0.559cm" svg:x="42.893cm" svg:y="66.078cm">
          <draw:image xlink:href="Pictures/100000000000019A00000118FCD67ADA9F6E2A5A.png" xlink:type="simple" xlink:show="embed" xlink:actuate="onLoad" draw:mime-type="image/png">
            <text:p/>
          </draw:image>
        </draw:frame>
        <draw:frame draw:style-name="gr19" draw:text-style-name="P6" draw:layer="layout" svg:width="6.35cm" svg:height="0.533cm" svg:x="49.067cm" svg:y="56.791cm">
          <draw:image xlink:href="Pictures/100000000000019A00000023BF9A34E8E7C982BB.png" xlink:type="simple" xlink:show="embed" xlink:actuate="onLoad" draw:mime-type="image/png">
            <text:p/>
          </draw:image>
        </draw:frame>
        <draw:frame draw:style-name="gr19" draw:text-style-name="P6" draw:layer="layout" svg:width="6.35cm" svg:height="0.533cm" svg:x="49.067cm" svg:y="57.607cm">
          <draw:image xlink:href="Pictures/100000000000019A000000233120861DDA7DEAF6.png" xlink:type="simple" xlink:show="embed" xlink:actuate="onLoad" draw:mime-type="image/png">
            <text:p/>
          </draw:image>
        </draw:frame>
        <draw:custom-shape draw:style-name="gr115" draw:text-style-name="P14" draw:layer="layout" svg:width="5.55cm" svg:height="0.53cm" svg:x="49.45cm" svg:y="58.47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6.35cm" svg:height="0.533cm" svg:x="49.067cm" svg:y="59.291cm">
          <draw:image xlink:href="Pictures/100000000000019A00000023E5D21542662BAF11.png" xlink:type="simple" xlink:show="embed" xlink:actuate="onLoad" draw:mime-type="image/png">
            <text:p/>
          </draw:image>
        </draw:frame>
        <draw:frame draw:style-name="gr19" draw:text-style-name="P6" draw:layer="layout" svg:width="6.35cm" svg:height="0.533cm" svg:x="49.067cm" svg:y="62.179cm">
          <draw:image xlink:href="Pictures/100000000000019A00000023EF02FB25BA9E9D14.png" xlink:type="simple" xlink:show="embed" xlink:actuate="onLoad" draw:mime-type="image/png">
            <text:p/>
          </draw:image>
        </draw:frame>
        <draw:frame draw:style-name="gr52" draw:text-style-name="P6" draw:layer="layout" svg:width="5.69cm" svg:height="0.889cm" svg:x="49.367cm" svg:y="65.78cm">
          <draw:image xlink:href="Pictures/100000000000019A00000118FCD67ADA9F6E2A5A.png" xlink:type="simple" xlink:show="embed" xlink:actuate="onLoad" draw:mime-type="image/png">
            <text:p/>
          </draw:image>
        </draw:frame>
        <draw:custom-shape draw:style-name="gr116" draw:text-style-name="P4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107" draw:text-style-name="P13" draw:layer="layout" svg:width="6.25cm" svg:height="2.36cm" svg:x="32.408cm" svg:y="55.382cm">
          <draw:text-box>
            <text:p><text:span text:style-name="T14"><text:s/></text:span><text:span text:style-name="T14">(</text:span><text:span text:style-name="T14">C</text:span><text:span text:style-name="T14">)</text:span></text:p>
          </draw:text-box>
        </draw:frame>
        <draw:custom-shape draw:style-name="gr117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" draw:layer="layout" svg:width="17.823cm" svg:height="4.783cm" svg:x="37.594cm" svg:y="6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3" draw:layer="layout" svg:width="4.787cm" svg:height="1.669cm" draw:transform="rotate (1.5707963267949) translate (35.92cm 61.431cm)">
          <draw:text-box>
            <text:p><text:span text:style-name="T3">α</text:span><text:span text:style-name="T17"> </text:span><text:span text:style-name="T17">br</text:span><text:span text:style-name="T17">an</text:span><text:span text:style-name="T17">ch </text:span></text:p>
          </draw:text-box>
        </draw:frame>
        <draw:frame draw:style-name="gr120" draw:text-style-name="P3" draw:layer="layout" svg:width="4.787cm" svg:height="2.05cm" draw:transform="rotate (1.5707963267949) translate (35.564cm 66.809cm)">
          <draw:text-box>
            <text:p><text:span text:style-name="T18">β</text:span><text:span text:style-name="T17"> </text:span><text:span text:style-name="T17">br</text:span><text:span text:style-name="T17">an</text:span><text:span text:style-name="T17">ch </text:span></text:p>
          </draw:text-box>
        </draw:frame>
        <draw:custom-shape draw:style-name="gr121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3" draw:layer="layout" svg:width="4.787cm" svg:height="1.669cm" svg:x="54.459cm" svg:y="110.345cm">
          <draw:text-box>
            <text:p><text:span text:style-name="T3">α</text:span><text:span text:style-name="T17"> </text:span><text:span text:style-name="T17">br</text:span><text:span text:style-name="T17">an</text:span><text:span text:style-name="T17">ch </text:span></text:p>
          </draw:text-box>
        </draw:frame>
        <draw:frame draw:style-name="gr11" draw:text-style-name="P15" draw:layer="layout" svg:width="7.198cm" svg:height="2.453cm" draw:transform="rotate (1.5707963267949) translate (1.821cm 64.332cm)">
          <draw:text-box>
            <text:p text:style-name="P6"><text:span text:style-name="T3">ME</text:span><text:span text:style-name="T3">P </text:span></text:p>
            <text:p text:style-name="P6"><text:span text:style-name="T3">Pa</text:span><text:span text:style-name="T3">th</text:span><text:span text:style-name="T3">wa</text:span><text:span text:style-name="T3">y</text:span></text:p>
          </draw:text-box>
        </draw:frame>
        <draw:frame draw:style-name="gr11" draw:text-style-name="P15" draw:layer="layout" svg:width="8.67cm" svg:height="2.453cm" draw:transform="rotate (1.5707963267949) translate (1.822cm 72.932cm)">
          <draw:text-box>
            <text:p text:style-name="P6"><text:span text:style-name="T3">Ca</text:span><text:span text:style-name="T3">rot</text:span><text:span text:style-name="T3">en</text:span><text:span text:style-name="T3">og</text:span><text:span text:style-name="T3">en</text:span><text:span text:style-name="T3">esi</text:span><text:span text:style-name="T3">s </text:span><text:span text:style-name="T3">Pa</text:span><text:span text:style-name="T3">th</text:span><text:span text:style-name="T3">wa</text:span><text:span text:style-name="T3">y</text:span></text:p>
          </draw:text-box>
        </draw:frame>
        <draw:frame draw:style-name="gr123" draw:text-style-name="P6" draw:layer="layout" svg:width="5.842cm" svg:height="0.613cm" svg:x="43.026cm" svg:y="56.691cm">
          <draw:image xlink:href="Pictures/10000000000001E0000001E0A18E22C773190553.png" xlink:type="simple" xlink:show="embed" xlink:actuate="onLoad" draw:mime-type="image/png">
            <text:p/>
          </draw:image>
        </draw:frame>
        <draw:frame draw:style-name="gr124" draw:text-style-name="P6" draw:layer="layout" svg:width="5.942cm" svg:height="0.589cm" svg:x="42.826cm" svg:y="62.13cm">
          <draw:image xlink:href="Pictures/10000000000001E0000001E0F2C2511F3D1CB6AA.png" xlink:type="simple" xlink:show="embed" xlink:actuate="onLoad" draw:mime-type="image/png">
            <text:p/>
          </draw:image>
        </draw:frame>
        <draw:frame draw:style-name="gr125" draw:text-style-name="P6" draw:layer="layout" svg:width="5.842cm" svg:height="0.6cm" svg:x="42.926cm" svg:y="57.558cm">
          <draw:image xlink:href="Pictures/10000000000001E0000001E03A8520D24F026FB8.png" xlink:type="simple" xlink:show="embed" xlink:actuate="onLoad" draw:mime-type="image/png">
            <text:p/>
          </draw:image>
        </draw:frame>
        <draw:frame draw:style-name="gr126" draw:text-style-name="P6" draw:layer="layout" svg:width="5.5cm" svg:height="0.737cm" svg:x="43.09cm" svg:y="58.383cm">
          <draw:image xlink:href="Pictures/10000000000001E0000001E06A4E479704C32BAA.png" xlink:type="simple" xlink:show="embed" xlink:actuate="onLoad" draw:mime-type="image/png">
            <text:p/>
          </draw:image>
        </draw:frame>
        <draw:frame draw:style-name="gr127" draw:text-style-name="P6" draw:layer="layout" svg:width="5.65cm" svg:height="0.57cm" svg:x="42.98cm" svg:y="60.044cm">
          <draw:image xlink:href="Pictures/10000000000001E0000001E030A839F8D606927D.png" xlink:type="simple" xlink:show="embed" xlink:actuate="onLoad" draw:mime-type="image/png">
            <text:p/>
          </draw:image>
        </draw:frame>
        <draw:frame draw:style-name="gr128" draw:text-style-name="P6" draw:layer="layout" svg:width="5.65cm" svg:height="0.55cm" svg:x="42.98cm" svg:y="59.221cm">
          <draw:image xlink:href="Pictures/10000000000001E0000001E0F4EB01176179EA66.png" xlink:type="simple" xlink:show="embed" xlink:actuate="onLoad" draw:mime-type="image/png">
            <text:p/>
          </draw:image>
        </draw:frame>
        <draw:frame draw:style-name="gr127" draw:text-style-name="P6" draw:layer="layout" svg:width="5.65cm" svg:height="0.57cm" svg:x="42.98cm" svg:y="60.781cm">
          <draw:image xlink:href="Pictures/10000000000001E0000001E016FDE440628340F2.png" xlink:type="simple" xlink:show="embed" xlink:actuate="onLoad" draw:mime-type="image/png">
            <text:p/>
          </draw:image>
        </draw:frame>
        <draw:frame draw:style-name="gr129" draw:text-style-name="P6" draw:layer="layout" svg:width="5.75cm" svg:height="0.6cm" svg:x="42.926cm" svg:y="62.9cm">
          <draw:image xlink:href="Pictures/10000000000001E0000001E0CEA7A87FEE162419.png" xlink:type="simple" xlink:show="embed" xlink:actuate="onLoad" draw:mime-type="image/png">
            <text:p/>
          </draw:image>
        </draw:frame>
        <draw:frame draw:style-name="gr130" draw:text-style-name="P6" draw:layer="layout" svg:width="5.43cm" svg:height="0.54cm" svg:x="43.08cm" svg:y="64.602cm">
          <draw:image xlink:href="Pictures/10000000000001E0000001E04AEE4676AB37C690.png" xlink:type="simple" xlink:show="embed" xlink:actuate="onLoad" draw:mime-type="image/png">
            <text:p/>
          </draw:image>
        </draw:frame>
        <draw:frame draw:style-name="gr131" draw:text-style-name="P6" draw:layer="layout" svg:width="5.446cm" svg:height="0.54cm" svg:x="43.068cm" svg:y="65.324cm">
          <draw:image xlink:href="Pictures/10000000000001E0000001E03DB19F0B6A7E444D.png" xlink:type="simple" xlink:show="embed" xlink:actuate="onLoad" draw:mime-type="image/png">
            <text:p/>
          </draw:image>
        </draw:frame>
        <draw:frame draw:style-name="gr132" draw:text-style-name="P6" draw:layer="layout" svg:width="5.434cm" svg:height="0.527cm" svg:x="43.08cm" svg:y="63.791cm">
          <draw:image xlink:href="Pictures/10000000000001E0000001E09A34980D93AD43A1.png" xlink:type="simple" xlink:show="embed" xlink:actuate="onLoad" draw:mime-type="image/png">
            <text:p/>
          </draw:image>
        </draw:frame>
        <draw:frame draw:style-name="gr133" draw:text-style-name="P6" draw:layer="layout" svg:width="5.55cm" svg:height="0.5cm" svg:x="49.45cm" svg:y="56.8cm">
          <draw:image xlink:href="Pictures/10000000000001E0000001E0F85ACEC006AE4E8C.png" xlink:type="simple" xlink:show="embed" xlink:actuate="onLoad" draw:mime-type="image/png">
            <text:p/>
          </draw:image>
        </draw:frame>
        <draw:frame draw:style-name="gr134" draw:text-style-name="P6" draw:layer="layout" svg:width="5.55cm" svg:height="0.533cm" svg:x="49.45cm" svg:y="57.607cm">
          <draw:image xlink:href="Pictures/10000000000001E0000001E098D90A1FB19A8B2E.png" xlink:type="simple" xlink:show="embed" xlink:actuate="onLoad" draw:mime-type="image/png">
            <text:p/>
          </draw:image>
        </draw:frame>
        <draw:frame draw:style-name="gr135" draw:text-style-name="P6" draw:layer="layout" svg:width="5.63cm" svg:height="0.53cm" svg:x="49.43cm" svg:y="59.291cm">
          <draw:image xlink:href="Pictures/10000000000001E0000001E095FC1264521F86FE.png" xlink:type="simple" xlink:show="embed" xlink:actuate="onLoad" draw:mime-type="image/png">
            <text:p/>
          </draw:image>
        </draw:frame>
        <draw:frame draw:style-name="gr136" draw:text-style-name="P6" draw:layer="layout" svg:width="5.73cm" svg:height="0.53cm" svg:x="49.3cm" svg:y="60.05cm">
          <draw:image xlink:href="Pictures/10000000000001E0000001E0A3CA8A9D6880F74C.png" xlink:type="simple" xlink:show="embed" xlink:actuate="onLoad" draw:mime-type="image/png">
            <text:p/>
          </draw:image>
        </draw:frame>
        <draw:frame draw:style-name="gr137" draw:text-style-name="P6" draw:layer="layout" svg:width="5.58cm" svg:height="0.53cm" svg:x="49.39cm" svg:y="60.75cm">
          <draw:image xlink:href="Pictures/10000000000001E0000001E0FA1BC1DA4947521F.png" xlink:type="simple" xlink:show="embed" xlink:actuate="onLoad" draw:mime-type="image/png">
            <text:p/>
          </draw:image>
        </draw:frame>
        <draw:frame draw:style-name="gr138" draw:text-style-name="P6" draw:layer="layout" svg:width="5.6cm" svg:height="0.533cm" svg:x="49.45cm" svg:y="62.179cm">
          <draw:image xlink:href="Pictures/10000000000001E0000001E069372F0BAD46A580.png" xlink:type="simple" xlink:show="embed" xlink:actuate="onLoad" draw:mime-type="image/png">
            <text:p/>
          </draw:image>
        </draw:frame>
        <draw:frame draw:style-name="gr139" draw:text-style-name="P6" draw:layer="layout" svg:width="5.6cm" svg:height="0.55cm" svg:x="49.4cm" svg:y="62.9cm">
          <draw:image xlink:href="Pictures/10000000000001E0000001E0071C25AFF6EFCE72.png" xlink:type="simple" xlink:show="embed" xlink:actuate="onLoad" draw:mime-type="image/png">
            <text:p/>
          </draw:image>
        </draw:frame>
        <draw:frame draw:style-name="gr140" draw:text-style-name="P6" draw:layer="layout" svg:width="5.488cm" svg:height="0.56cm" svg:x="49.376cm" svg:y="63.75cm">
          <draw:image xlink:href="Pictures/10000000000001E0000001E01D7CECE9F2A1CAF9.png" xlink:type="simple" xlink:show="embed" xlink:actuate="onLoad" draw:mime-type="image/png">
            <text:p/>
          </draw:image>
        </draw:frame>
        <draw:frame draw:style-name="gr141" draw:text-style-name="P6" draw:layer="layout" svg:width="5.45cm" svg:height="0.533cm" svg:x="49.43cm" svg:y="64.6cm">
          <draw:image xlink:href="Pictures/10000000000001E0000001E090B3216F06D3F41E.png" xlink:type="simple" xlink:show="embed" xlink:actuate="onLoad" draw:mime-type="image/png">
            <text:p/>
          </draw:image>
        </draw:frame>
        <draw:frame draw:style-name="gr142" draw:text-style-name="P6" draw:layer="layout" svg:width="5.45cm" svg:height="0.55cm" svg:x="49.43cm" svg:y="65.292cm">
          <draw:image xlink:href="Pictures/10000000000001E0000001E0EE53CFA4698A6290.png" xlink:type="simple" xlink:show="embed" xlink:actuate="onLoad" draw:mime-type="image/png">
            <text:p/>
          </draw:image>
        </draw:frame>
        <presentation:notes draw:style-name="dp2">
          <draw:page-thumbnail draw:style-name="gr14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wiss" style:font-pitch="variable"/>
    <style:font-face style:name="AR PL SungtiL GB2" svg:font-family="'AR PL SungtiL GB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utkal" svg:font-family="utkal" style:font-pitch="variable"/>
    <style:font-face style:name="utkal1" svg:font-family="utka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5" draw:display-name="Bitmap 15" xlink:href="Pictures/10000000000001E0000001E0A14A010C01CDD319.png" xlink:type="simple" xlink:show="embed" xlink:actuate="onLoad"/>
    <draw:fill-image draw:name="Bitmap_20_17" draw:display-name="Bitmap 17" xlink:href="Pictures/10000000000001E0000001E04D08CA4F7EEF6F23.png" xlink:type="simple" xlink:show="embed" xlink:actuate="onLoad"/>
    <draw:fill-image draw:name="Bitmap_20_18" draw:display-name="Bitmap 18" xlink:href="Pictures/10000000000001E0000001E03289962F7CB11E23.png" xlink:type="simple" xlink:show="embed" xlink:actuate="onLoad"/>
    <draw:fill-image draw:name="Bitmap_20_19" draw:display-name="Bitmap 19" xlink:href="Pictures/10000000000001E0000001E054A860AE32A9F8C3.png" xlink:type="simple" xlink:show="embed" xlink:actuate="onLoad"/>
    <draw:fill-image draw:name="Bitmap_20_20" draw:display-name="Bitmap 20" xlink:href="Pictures/100000000000020E000001FA64F9A2925A187EFB.png" xlink:type="simple" xlink:show="embed" xlink:actuate="onLoad"/>
    <draw:fill-image draw:name="Bitmap_20_3" draw:display-name="Bitmap 3" xlink:href="Pictures/10000000000001E0000001E08B3B28B92D2FA38B.png" xlink:type="simple" xlink:show="embed" xlink:actuate="onLoad"/>
    <draw:marker draw:name="Arrow" svg:viewBox="0 0 20 30" svg:d="M10 0l-10 30h20z"/>
    <draw:stroke-dash draw:name="Dash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4-01-04T21:55:25.123842367</dc:date>
    <meta:editing-duration>P19DT1H33M28S</meta:editing-duration>
    <meta:editing-cycles>140</meta:editing-cycles>
    <meta:generator>LibreOffice/7.6.2.1$Linux_X86_64 LibreOffice_project/60$Build-1</meta:generator>
    <meta:document-statistic meta:object-count="403"/>
  </office:meta>
</office:document-meta>
</file>